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3cm" fo:break-before="auto" style:use-optimal-row-height="false"/>
    </style:style>
    <style:style style:name="ro2" style:family="table-row">
      <style:table-row-properties style:row-height="7.999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s" table:style-name="ta1">
        <table:table-column table:style-name="co1" table:number-columns-repeated="87" table:default-cell-style-name="ce6"/>
        <table:table-row table:style-name="ro1">
          <table:table-cell table:style-name="ce3" office:value-type="string" calcext:value-type="string">
            <text:p>Key</text:p>
          </table:table-cell>
          <table:table-cell table:style-name="ce3" office:value-type="string" calcext:value-type="string">
            <text:p>Item Type</text:p>
          </table:table-cell>
          <table:table-cell table:style-name="ce3" office:value-type="string" calcext:value-type="string">
            <text:p>Publication Year</text:p>
          </table:table-cell>
          <table:table-cell table:style-name="ce3" office:value-type="string" calcext:value-type="string">
            <text:p>Author</text:p>
          </table:table-cell>
          <table:table-cell table:style-name="ce3" office:value-type="string" calcext:value-type="string">
            <text:p>Title</text:p>
          </table:table-cell>
          <table:table-cell table:style-name="ce3" office:value-type="string" calcext:value-type="string">
            <text:p>Publication Title</text:p>
          </table:table-cell>
          <table:table-cell table:style-name="ce3" office:value-type="string" calcext:value-type="string">
            <text:p>ISBN</text:p>
          </table:table-cell>
          <table:table-cell table:style-name="ce3" office:value-type="string" calcext:value-type="string">
            <text:p>ISSN</text:p>
          </table:table-cell>
          <table:table-cell table:style-name="ce3" office:value-type="string" calcext:value-type="string">
            <text:p>DOI</text:p>
          </table:table-cell>
          <table:table-cell table:style-name="ce3" office:value-type="string" calcext:value-type="string">
            <text:p>Url</text:p>
          </table:table-cell>
          <table:table-cell table:style-name="ce3" office:value-type="string" calcext:value-type="string">
            <text:p>Abstract Note</text:p>
          </table:table-cell>
          <table:table-cell table:style-name="ce3" office:value-type="string" calcext:value-type="string">
            <text:p>Date</text:p>
          </table:table-cell>
          <table:table-cell table:style-name="ce3" office:value-type="string" calcext:value-type="string">
            <text:p>Date Added</text:p>
          </table:table-cell>
          <table:table-cell table:style-name="ce3" office:value-type="string" calcext:value-type="string">
            <text:p>Date Modified</text:p>
          </table:table-cell>
          <table:table-cell table:style-name="ce3" office:value-type="string" calcext:value-type="string">
            <text:p>Access Date</text:p>
          </table:table-cell>
          <table:table-cell table:style-name="ce3" office:value-type="string" calcext:value-type="string">
            <text:p>Pages</text:p>
          </table:table-cell>
          <table:table-cell table:style-name="ce3" office:value-type="string" calcext:value-type="string">
            <text:p>Num Pages</text:p>
          </table:table-cell>
          <table:table-cell table:style-name="ce3" office:value-type="string" calcext:value-type="string">
            <text:p>Issue</text:p>
          </table:table-cell>
          <table:table-cell table:style-name="ce3" office:value-type="string" calcext:value-type="string">
            <text:p>Volume</text:p>
          </table:table-cell>
          <table:table-cell table:style-name="ce3" office:value-type="string" calcext:value-type="string">
            <text:p>Number Of Volumes</text:p>
          </table:table-cell>
          <table:table-cell table:style-name="ce3" office:value-type="string" calcext:value-type="string">
            <text:p>Journal Abbreviation</text:p>
          </table:table-cell>
          <table:table-cell table:style-name="ce3" office:value-type="string" calcext:value-type="string">
            <text:p>Short Title</text:p>
          </table:table-cell>
          <table:table-cell table:style-name="ce3" office:value-type="string" calcext:value-type="string">
            <text:p>Series</text:p>
          </table:table-cell>
          <table:table-cell table:style-name="ce3" office:value-type="string" calcext:value-type="string">
            <text:p>Series Number</text:p>
          </table:table-cell>
          <table:table-cell table:style-name="ce3" office:value-type="string" calcext:value-type="string">
            <text:p>Series Text</text:p>
          </table:table-cell>
          <table:table-cell table:style-name="ce3" office:value-type="string" calcext:value-type="string">
            <text:p>Series Title</text:p>
          </table:table-cell>
          <table:table-cell table:style-name="ce3" office:value-type="string" calcext:value-type="string">
            <text:p>Publisher</text:p>
          </table:table-cell>
          <table:table-cell table:style-name="ce3" office:value-type="string" calcext:value-type="string">
            <text:p>Place</text:p>
          </table:table-cell>
          <table:table-cell table:style-name="ce3" office:value-type="string" calcext:value-type="string">
            <text:p>Language</text:p>
          </table:table-cell>
          <table:table-cell table:style-name="ce3" office:value-type="string" calcext:value-type="string">
            <text:p>Rights</text:p>
          </table:table-cell>
          <table:table-cell table:style-name="ce3" office:value-type="string" calcext:value-type="string">
            <text:p>Type</text:p>
          </table:table-cell>
          <table:table-cell table:style-name="ce3" office:value-type="string" calcext:value-type="string">
            <text:p>Archive</text:p>
          </table:table-cell>
          <table:table-cell table:style-name="ce3" office:value-type="string" calcext:value-type="string">
            <text:p>Archive Location</text:p>
          </table:table-cell>
          <table:table-cell table:style-name="ce3" office:value-type="string" calcext:value-type="string">
            <text:p>Library Catalog</text:p>
          </table:table-cell>
          <table:table-cell table:style-name="ce3" office:value-type="string" calcext:value-type="string">
            <text:p>Call Number</text:p>
          </table:table-cell>
          <table:table-cell table:style-name="ce3" office:value-type="string" calcext:value-type="string">
            <text:p>Extra</text:p>
          </table:table-cell>
          <table:table-cell table:style-name="ce3" office:value-type="string" calcext:value-type="string">
            <text:p>Notes</text:p>
          </table:table-cell>
          <table:table-cell table:style-name="ce3" office:value-type="string" calcext:value-type="string">
            <text:p>File Attachments</text:p>
          </table:table-cell>
          <table:table-cell table:style-name="ce3" office:value-type="string" calcext:value-type="string">
            <text:p>Link Attachments</text:p>
          </table:table-cell>
          <table:table-cell table:style-name="ce3" office:value-type="string" calcext:value-type="string">
            <text:p>Manual Tags</text:p>
          </table:table-cell>
          <table:table-cell table:style-name="ce3" office:value-type="string" calcext:value-type="string">
            <text:p>Automatic Tags</text:p>
          </table:table-cell>
          <table:table-cell table:style-name="ce3" office:value-type="string" calcext:value-type="string">
            <text:p>Editor</text:p>
          </table:table-cell>
          <table:table-cell table:style-name="ce3" office:value-type="string" calcext:value-type="string">
            <text:p>Series Editor</text:p>
          </table:table-cell>
          <table:table-cell table:style-name="ce3" office:value-type="string" calcext:value-type="string">
            <text:p>Translator</text:p>
          </table:table-cell>
          <table:table-cell table:style-name="ce3" office:value-type="string" calcext:value-type="string">
            <text:p>Contributor</text:p>
          </table:table-cell>
          <table:table-cell table:style-name="ce3" office:value-type="string" calcext:value-type="string">
            <text:p>Attorney Agent</text:p>
          </table:table-cell>
          <table:table-cell table:style-name="ce3" office:value-type="string" calcext:value-type="string">
            <text:p>Book Author</text:p>
          </table:table-cell>
          <table:table-cell table:style-name="ce3" office:value-type="string" calcext:value-type="string">
            <text:p>Cast Member</text:p>
          </table:table-cell>
          <table:table-cell table:style-name="ce3" office:value-type="string" calcext:value-type="string">
            <text:p>Commenter</text:p>
          </table:table-cell>
          <table:table-cell table:style-name="ce3" office:value-type="string" calcext:value-type="string">
            <text:p>Composer</text:p>
          </table:table-cell>
          <table:table-cell table:style-name="ce3" office:value-type="string" calcext:value-type="string">
            <text:p>Cosponsor</text:p>
          </table:table-cell>
          <table:table-cell table:style-name="ce3" office:value-type="string" calcext:value-type="string">
            <text:p>Counsel</text:p>
          </table:table-cell>
          <table:table-cell table:style-name="ce3" office:value-type="string" calcext:value-type="string">
            <text:p>Interviewer</text:p>
          </table:table-cell>
          <table:table-cell table:style-name="ce3" office:value-type="string" calcext:value-type="string">
            <text:p>Producer</text:p>
          </table:table-cell>
          <table:table-cell table:style-name="ce3" office:value-type="string" calcext:value-type="string">
            <text:p>Recipient</text:p>
          </table:table-cell>
          <table:table-cell table:style-name="ce3" office:value-type="string" calcext:value-type="string">
            <text:p>Reviewed Author</text:p>
          </table:table-cell>
          <table:table-cell table:style-name="ce3" office:value-type="string" calcext:value-type="string">
            <text:p>Scriptwriter</text:p>
          </table:table-cell>
          <table:table-cell table:style-name="ce3" office:value-type="string" calcext:value-type="string">
            <text:p>Words By</text:p>
          </table:table-cell>
          <table:table-cell table:style-name="ce3" office:value-type="string" calcext:value-type="string">
            <text:p>Guest</text:p>
          </table:table-cell>
          <table:table-cell table:style-name="ce3" office:value-type="string" calcext:value-type="string">
            <text:p>Number</text:p>
          </table:table-cell>
          <table:table-cell table:style-name="ce3" office:value-type="string" calcext:value-type="string">
            <text:p>Edition</text:p>
          </table:table-cell>
          <table:table-cell table:style-name="ce3" office:value-type="string" calcext:value-type="string">
            <text:p>Running Time</text:p>
          </table:table-cell>
          <table:table-cell table:style-name="ce3" office:value-type="string" calcext:value-type="string">
            <text:p>Scale</text:p>
          </table:table-cell>
          <table:table-cell table:style-name="ce3" office:value-type="string" calcext:value-type="string">
            <text:p>Medium</text:p>
          </table:table-cell>
          <table:table-cell table:style-name="ce3" office:value-type="string" calcext:value-type="string">
            <text:p>Artwork Size</text:p>
          </table:table-cell>
          <table:table-cell table:style-name="ce3" office:value-type="string" calcext:value-type="string">
            <text:p>Filing Date</text:p>
          </table:table-cell>
          <table:table-cell table:style-name="ce3" office:value-type="string" calcext:value-type="string">
            <text:p>Application Number</text:p>
          </table:table-cell>
          <table:table-cell table:style-name="ce3" office:value-type="string" calcext:value-type="string">
            <text:p>Assignee</text:p>
          </table:table-cell>
          <table:table-cell table:style-name="ce3" office:value-type="string" calcext:value-type="string">
            <text:p>Issuing Authority</text:p>
          </table:table-cell>
          <table:table-cell table:style-name="ce3" office:value-type="string" calcext:value-type="string">
            <text:p>Country</text:p>
          </table:table-cell>
          <table:table-cell table:style-name="ce3" office:value-type="string" calcext:value-type="string">
            <text:p>Meeting Name</text:p>
          </table:table-cell>
          <table:table-cell table:style-name="ce3" office:value-type="string" calcext:value-type="string">
            <text:p>Conference Name</text:p>
          </table:table-cell>
          <table:table-cell table:style-name="ce3" office:value-type="string" calcext:value-type="string">
            <text:p>Court</text:p>
          </table:table-cell>
          <table:table-cell table:style-name="ce3" office:value-type="string" calcext:value-type="string">
            <text:p>References</text:p>
          </table:table-cell>
          <table:table-cell table:style-name="ce3" office:value-type="string" calcext:value-type="string">
            <text:p>Reporter</text:p>
          </table:table-cell>
          <table:table-cell table:style-name="ce3" office:value-type="string" calcext:value-type="string">
            <text:p>Legal Status</text:p>
          </table:table-cell>
          <table:table-cell table:style-name="ce3" office:value-type="string" calcext:value-type="string">
            <text:p>Priority Numbers</text:p>
          </table:table-cell>
          <table:table-cell table:style-name="ce3" office:value-type="string" calcext:value-type="string">
            <text:p>Programming Language</text:p>
          </table:table-cell>
          <table:table-cell table:style-name="ce3" office:value-type="string" calcext:value-type="string">
            <text:p>Version</text:p>
          </table:table-cell>
          <table:table-cell table:style-name="ce3" office:value-type="string" calcext:value-type="string">
            <text:p>System</text:p>
          </table:table-cell>
          <table:table-cell table:style-name="ce3" office:value-type="string" calcext:value-type="string">
            <text:p>Code</text:p>
          </table:table-cell>
          <table:table-cell table:style-name="ce3" office:value-type="string" calcext:value-type="string">
            <text:p>Code Number</text:p>
          </table:table-cell>
          <table:table-cell table:style-name="ce3" office:value-type="string" calcext:value-type="string">
            <text:p>Section</text:p>
          </table:table-cell>
          <table:table-cell table:style-name="ce3" office:value-type="string" calcext:value-type="string">
            <text:p>Session</text:p>
          </table:table-cell>
          <table:table-cell table:style-name="ce3" office:value-type="string" calcext:value-type="string">
            <text:p>Committee</text:p>
          </table:table-cell>
          <table:table-cell table:style-name="ce3" office:value-type="string" calcext:value-type="string">
            <text:p>History</text:p>
          </table:table-cell>
          <table:table-cell table:style-name="ce3" office:value-type="string" calcext:value-type="string">
            <text:p>Legislative Body</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drés Bello</text:p>
          </table:table-cell>
          <table:table-cell office:value-type="string" calcext:value-type="string">
            <text:p>Obras Completas VI, Opúsculos literarios y críticos</text:p>
          </table:table-cell>
          <table:table-cell table:number-columns-repeated="4" office:value-type="string" calcext:value-type="string">
            <text:p> </text:p>
          </table:table-cell>
          <table:table-cell office:value-type="string" calcext:value-type="string">
            <text:p>https://ia601509.us.archive.org/35/items/obras-completas-de-don-andres-bello/Obras%20completas%20VI%20de%20don%20Andr%C3%A9s%20Bello.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European Libraries</text:p>
          </table:table-cell>
          <table:table-cell office:value-type="string" calcext:value-type="string">
            <text:p>https://archive.org/details/europeanlibraries</text:p>
          </table:table-cell>
          <table:table-cell office:value-type="string" calcext:value-type="string">
            <text:p>http://www.worldcat.org/oclc/48851307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 abate Masdeu es uno de aquellos críticos que, poseídos do un patriotismo fanático, pierden los estribos desde que encuentran un hecho, un documento, en que se imaginan vulnerado el honor de su nación, de su provincia, de su ciudad predilecta. En varias partes de la Historia Crítica, se deja entrever un escritor apasionado, cuyo buen juicio está a la merced de ridículas antipatías. Masdeu era natural de Barcelona, i la Gesta Roderici refiere que un conde de Barcelona fue dos veces vencido, i lo que es peor, generosamente restituido a la libertad por el Cid. Hinc illoe lacrimoe. Era menester, en castigo de tamaña osadía, tiznar con una nota de infamia aquella pretendida historia, i tratar con inexorable rigor al personaje historiado, desterrándole al país de las novelas i romances.&lt;/p&gt;</text:p>
          </table:table-cell>
          <table:table-cell office:value-type="string" calcext:value-type="string">
            <text:p>../assets/img/Obras_completas_VI_Andrés Bello.jpg</text:p>
          </table:table-cell>
          <table:table-cell table:number-columns-repeated="20" office:value-type="string" calcext:value-type="string">
            <text:p> </text:p>
          </table:table-cell>
          <table:table-cell office:value-type="float" office:value="1883" calcext:value-type="float">
            <text:p>1883</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rístides Rojas</text:p>
          </table:table-cell>
          <table:table-cell office:value-type="string" calcext:value-type="string">
            <text:p>Crónicas de Caracas</text:p>
          </table:table-cell>
          <table:table-cell table:number-columns-repeated="4" office:value-type="string" calcext:value-type="string">
            <text:p> </text:p>
          </table:table-cell>
          <table:table-cell office:value-type="string" calcext:value-type="string">
            <text:p>https://ia601507.us.archive.org/7/items/cronicas_de_caracas_aristides_rojas/cronicas_de_caracas_aristides_rojas.pdf</text:p>
          </table:table-cell>
          <table:table-cell table:number-columns-repeated="17" office:value-type="string" calcext:value-type="string">
            <text:p> </text:p>
          </table:table-cell>
          <table:table-cell office:value-type="string" calcext:value-type="string">
            <text:p>Buenos Aire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office:value-type="string" calcext:value-type="string">
            <text:p>http://www.worldcat.org/oclc/948412987</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aen los imperios y derrúmbanse las sociedades, de la misma manera que se desprenden las hojas de los árboles. Todo nace y muere, todo pasa y nada es estable, porque tal es el destino, al cual sometió la Providencia las cosas sublunares.¿Dónde están los patronos y abogados de Caracas?&lt;/p&gt;</text:p>
          </table:table-cell>
          <table:table-cell office:value-type="string" calcext:value-type="string">
            <text:p>../assets/img/cronica_caracas_aristides_Morel.jpg</text:p>
          </table:table-cell>
          <table:table-cell table:number-columns-repeated="20" office:value-type="string" calcext:value-type="string">
            <text:p> </text:p>
          </table:table-cell>
          <table:table-cell office:value-type="float" office:value="1946" calcext:value-type="float">
            <text:p>1946</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4" calcext:value-type="float">
            <text:p>1884</text:p>
          </table:table-cell>
          <table:table-cell office:value-type="string" calcext:value-type="string">
            <text:p>Telmo A. Romero</text:p>
          </table:table-cell>
          <table:table-cell office:value-type="string" calcext:value-type="string">
            <text:p>El bien general</text:p>
          </table:table-cell>
          <table:table-cell table:number-columns-repeated="4" office:value-type="string" calcext:value-type="string">
            <text:p> </text:p>
          </table:table-cell>
          <table:table-cell office:value-type="string" calcext:value-type="string">
            <text:p>https://ia601404.us.archive.org/23/items/telmo_romero-el_bien_general/telmo_romero-el_bien_general.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 ¡La sífilis! exclamé yo, sin poder ocultar mi curiosidad. ¿Tú curas la sífilis ? más luego volviendo sobre mí, le pregunté ¿y no podrás tú indicarme los medios que empleas para conseguir esas curaciones que, según tú, haces y has hecho siempre entre los tuyos?— Oh, no, exclamó, si yo te enseñara esos métodos, irías bien pronto a publicarlos por toda la comarca, y luego mis descubrimientos serían conocidos de todas estas tribus, lo que, como tú comprenderás, no me conviene por ningún respecto.&lt;/p&gt;</text:p>
          </table:table-cell>
          <table:table-cell office:value-type="string" calcext:value-type="string">
            <text:p>../assets/img/el_bien_general-Telmo_Romero-MOREL.jpg</text:p>
          </table:table-cell>
          <table:table-cell table:number-columns-repeated="20" office:value-type="string" calcext:value-type="string">
            <text:p> </text:p>
          </table:table-cell>
          <table:table-cell office:value-type="float" office:value="1884" calcext:value-type="float">
            <text:p>1884</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Simón Rodríguez</text:p>
          </table:table-cell>
          <table:table-cell office:value-type="string" calcext:value-type="string">
            <text:p>Bolívar contra Bolívar</text:p>
          </table:table-cell>
          <table:table-cell table:number-columns-repeated="4" office:value-type="string" calcext:value-type="string">
            <text:p> </text:p>
          </table:table-cell>
          <table:table-cell office:value-type="string" calcext:value-type="string">
            <text:p>https://ia601408.us.archive.org/32/items/bolivar-contra-bolivar/Bolivar_Contra_Bolivar.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El que conozca las Colonias Españolas, no cesará de admirar a Bolívar, y nunca lo admirará bastante. Bolívar no se ha apropiado la parte, que han tenido en su gloria, muchos de sus Compañeros: él ha sido el primero que les ha hecho justicia a la faz del mundo – que ha premiado, y que ha recomendado sus servicios – En Europa pelean soldados contra soldados, y los Generales, fuera del campo de batalla, van en coche: en América, el ejército ha combatido contra los elementos y contra los imposibles – abrazándose en las llanuras y helándose en las montañas… ¡sin caminos, sin puentes, y, las más de veces, sin caballos!…&lt;/p&gt;</text:p>
          </table:table-cell>
          <table:table-cell office:value-type="string" calcext:value-type="string">
            <text:p>../assets/img/Bolivar_Contra_Bolivar_Morel.jpg</text:p>
          </table:table-cell>
          <table:table-cell table:number-columns-repeated="20" office:value-type="string" calcext:value-type="string">
            <text:p> </text:p>
          </table:table-cell>
          <table:table-cell office:value-type="float" office:value="2019" calcext:value-type="float">
            <text:p>20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18" calcext:value-type="float">
            <text:p>1918</text:p>
          </table:table-cell>
          <table:table-cell office:value-type="string" calcext:value-type="string">
            <text:p>Rafael Bolívar Coronado;Rufino Blanco Fombona</text:p>
          </table:table-cell>
          <table:table-cell office:value-type="string" calcext:value-type="string">
            <text:p>Los caciques heroicos</text:p>
          </table:table-cell>
          <table:table-cell table:number-columns-repeated="4" office:value-type="string" calcext:value-type="string">
            <text:p> </text:p>
          </table:table-cell>
          <table:table-cell office:value-type="string" calcext:value-type="string">
            <text:p>https://ia601405.us.archive.org/35/items/los_caciques_heroicos/los_caciques_heroicos.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En este [forjado] texto francés hay muchas cosas que merecen la mayor alabanza: mayor­mente la gran sutileza del historiador y su mucha malicia y discreción al ahondar en la vida del Cacique, que fué nuestro opo­sitor aguerrido, impetuoso, potente, en las ínsulas del Mar del Norte y gran par­te del enjambre de islas que pueblan aquellas verdes y agitadas aguas.Y sube de punto lo laborioso de estas diligencias si se tiene en cuenta que en el personaje historiado no contó con docu­mentos, ni con muestras subterráneas ni con monumentos, sino que sólo se facili­taban las tradiciones, los consejos, los re­cuerdos y grandes hechos, transmitidos de generación en generación.&lt;/p&gt;</text:p>
          </table:table-cell>
          <table:table-cell office:value-type="string" calcext:value-type="string">
            <text:p>../assets/img/Los_caciques_heroicos-Bolivar_Coronado-MOREL.jpg</text:p>
          </table:table-cell>
          <table:table-cell table:number-columns-repeated="20" office:value-type="string" calcext:value-type="string">
            <text:p> </text:p>
          </table:table-cell>
          <table:table-cell office:value-type="float" office:value="1918" calcext:value-type="float">
            <text:p>191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51" calcext:value-type="float">
            <text:p>1951</text:p>
          </table:table-cell>
          <table:table-cell office:value-type="string" calcext:value-type="string">
            <text:p>Teresa de la Parra</text:p>
          </table:table-cell>
          <table:table-cell office:value-type="string" calcext:value-type="string">
            <text:p>Cartas</text:p>
          </table:table-cell>
          <table:table-cell table:number-columns-repeated="4" office:value-type="string" calcext:value-type="string">
            <text:p> </text:p>
          </table:table-cell>
          <table:table-cell office:value-type="string" calcext:value-type="string">
            <text:p>https://ia601403.us.archive.org/30/items/cartas_de_teresa_de_la_parra_202006/cartas_de_teresa_de_la_parr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Cada día me deprime más ese medio de me­diocres de relumbrón que se hacen dar banquetes y nombrar por críticos benevolentes para hacer efecto allá, al otro lado del mar, a personas que en el fondo valen más que ellos y a quienes desorien­tan y envenenan con el espejismo de la notorie­dad. Entre los muchos bienes que debo a mi viaje por Colombia hay uno que aprecio sobre todos: el de no haber sentido un momento halagado el amor propio por los homenajes, sino una especie de rubor muy hondo ante la idea de que me so­brepasaban. Esa reacción de humildad espontánea me ha hecho un bien inmenso, porque me ha des­pertado el deseo de merecer en realidad, a la ma­nera de los místicos, y de los obreros de las cate­drales de la Edad Media que esculpían una piedra y la colocaban en un lugar obscuro sin grabar su nombre.&lt;/p&gt;</text:p>
          </table:table-cell>
          <table:table-cell office:value-type="string" calcext:value-type="string">
            <text:p>../assets/img/cartas-teresa_de_la_parra-MOREL.jpg</text:p>
          </table:table-cell>
          <table:table-cell table:number-columns-repeated="20" office:value-type="string" calcext:value-type="string">
            <text:p> </text:p>
          </table:table-cell>
          <table:table-cell office:value-type="float" office:value="1951" calcext:value-type="float">
            <text:p>195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Cuentos de poeta</text:p>
          </table:table-cell>
          <table:table-cell table:number-columns-repeated="4" office:value-type="string" calcext:value-type="string">
            <text:p> </text:p>
          </table:table-cell>
          <table:table-cell office:value-type="string" calcext:value-type="string">
            <text:p>https://ia601503.us.archive.org/14/items/blanco-fombona-cuentos/blanco-fombona-cuentos.pdf</text:p>
          </table:table-cell>
          <table:table-cell table:number-columns-repeated="17" office:value-type="string" calcext:value-type="string">
            <text:p> </text:p>
          </table:table-cell>
          <table:table-cell office:value-type="string" calcext:value-type="string">
            <text:p>Maracaibo</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Proyecto Gutenberg</text:p>
          </table:table-cell>
          <table:table-cell office:value-type="string" calcext:value-type="string">
            <text:p>https://www.gutenberg.org</text:p>
          </table:table-cell>
          <table:table-cell office:value-type="string" calcext:value-type="string">
            <text:p>http://www.worldcat.org/oclc/633682205</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la, la enamorada, lo engañó; lo engañó con un músico, artista extranjero, bohemio errante. La hija del montón, nostálgica de aventuras; la gitana, acaso la artista, se despertó en Carmen, y ya no hubo para la bella alondra fascinada, sino el soñar con placenteras noches azules, en lejanos países, entre un coro de admiradores deslumbrados por su belleza, ebrios de champaña y de amor.El, al principio, tuvo tentaciones de pegarle. Pero no podía ser. Reaccionó. Carmen, hija del lodo, en el lodo se despeñaba. Víctima, sin saberlo, de una dolorosa herencia de infamia; renuevo anónimo, espuma de la hez, era una flor de la hampa, pálido nelumbo abierto en el légamo.&lt;/p&gt;</text:p>
          </table:table-cell>
          <table:table-cell office:value-type="string" calcext:value-type="string">
            <text:p>../assets/img/cuentos_blanco_fombona_Morel.jpg</text:p>
          </table:table-cell>
          <table:table-cell table:number-columns-repeated="20" office:value-type="string" calcext:value-type="string">
            <text:p> </text:p>
          </table:table-cell>
          <table:table-cell office:value-type="float" office:value="1900" calcext:value-type="float">
            <text:p>1900</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José Rafael Pocaterra</text:p>
          </table:table-cell>
          <table:table-cell office:value-type="string" calcext:value-type="string">
            <text:p>El doctor Bebé</text:p>
          </table:table-cell>
          <table:table-cell table:number-columns-repeated="4" office:value-type="string" calcext:value-type="string">
            <text:p> </text:p>
          </table:table-cell>
          <table:table-cell office:value-type="string" calcext:value-type="string">
            <text:p>https://ia601408.us.archive.org/28/items/el-doctor-bebe-novela_202010/El%20doctor%20Beb%C3%A9%20%28novela%29.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anadian Libraries</text:p>
          </table:table-cell>
          <table:table-cell office:value-type="string" calcext:value-type="string">
            <text:p>https://archive.org/details/toronto</text:p>
          </table:table-cell>
          <table:table-cell office:value-type="string" calcext:value-type="string">
            <text:p>http://www.worldcat.org/oclc/25326328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señora Montesillo supo que algunas veces salían en las vistas cosas indecentes: una mujer bañándose, dos enamorados sin miramientos… Advirtióles desde su severidad que si no eran malas las vistas, podían ir. Para ella la moral era lo primero; sus hijas así lo comprendían y podían dar fe de lo cuidadosamente que tapaba algunos desnudos en los cromos, expurgaba los periódicos antes de que los leyeran y no permitía libros de cierta índole en su casa. Algunos eclesiásticos, entre ellos el padre Benítez, tenían gran influencia en la familia. ¡Como Cruz era tan descuidado!&lt;/p&gt;</text:p>
          </table:table-cell>
          <table:table-cell office:value-type="string" calcext:value-type="string">
            <text:p>../assets/img/pocaterra_bebe_Morel.jpg</text:p>
          </table:table-cell>
          <table:table-cell table:number-columns-repeated="20" office:value-type="string" calcext:value-type="string">
            <text:p> </text:p>
          </table:table-cell>
          <table:table-cell office:value-type="float" office:value="1918" calcext:value-type="float">
            <text:p>191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Simón Bolivar</text:p>
          </table:table-cell>
          <table:table-cell office:value-type="string" calcext:value-type="string">
            <text:p>Doctrina del Libertador</text:p>
          </table:table-cell>
          <table:table-cell table:number-columns-repeated="4" office:value-type="string" calcext:value-type="string">
            <text:p> </text:p>
          </table:table-cell>
          <table:table-cell office:value-type="string" calcext:value-type="string">
            <text:p>https://ia601400.us.archive.org/1/items/doctrina-del-libertador-simon-bolivar/Doctrina_del_Libertador_Simon_Bolivar.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834914737</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Al describir el caos que nos envuelve, casi me ha parecido superfluo hablaros de nuestras relaciones con los demás pueblos de la tierra. Ellas prosperaron a medida que se exaltaba nuestra gloria militar y la prudencia de nuestros conciudadanos(..). El progreso de las relaciones exteriores ha dependido siempre de la sabiduría del Gobierno y de la concordia del pueblo. Ninguna nación se hizo nunca estimar, sino por la práctica de estas ventajas: ninguna se hizo respetable sin la unión que la fortifica. Y discorde Colombia, menospreciando sus leyes, arruinando su crédito, ¿qué alicientes podrá ella ofrecer a sus amigos? ¿Qué garantes para conservar siquiera a las que tiene? Retrogradando, en vez de avanzar, en la carrera civil, no inspira sino esquivez.&lt;/p&gt;</text:p>
          </table:table-cell>
          <table:table-cell office:value-type="string" calcext:value-type="string">
            <text:p>../assets/img/libertador_doctrina.jpg</text:p>
          </table:table-cell>
          <table:table-cell table:number-columns-repeated="20" office:value-type="string" calcext:value-type="string">
            <text:p> </text:p>
          </table:table-cell>
          <table:table-cell office:value-type="float" office:value="1979" calcext:value-type="float">
            <text:p>197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Ensayos históricos</text:p>
          </table:table-cell>
          <table:table-cell table:number-columns-repeated="4" office:value-type="string" calcext:value-type="string">
            <text:p> </text:p>
          </table:table-cell>
          <table:table-cell office:value-type="string" calcext:value-type="string">
            <text:p>https://ia601505.us.archive.org/3/items/ensayos-historicos-rufino-blanco-fombona/Ensayos_historicos_Rufino_Blanco_Fombon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1043994394</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Por creer a la América una inmensa factoría y gobernarla como tal, perdió España sus colonias americanas entre 1810 y 1824. En el capítulo de cargos que los insurgentes hacían, corre ese como principal. Por creer a América una inmensa factoría, no supo España verla crecer —ni aprovechó aquellas fuerzas propicias— durante el siglo xix. Por creer a la América una inmensa factoría, desoyó España los prudentes consejos de Pi y Margall, respecto a Cuba. Por creer a América una inmensa factoría, ocurrieron la guerra con los Estados Unidos y los desastres y sonrojos subsiguientes.&lt;/p&gt;&lt;p&gt;La experiencia nada enseña, según advertimos. Hoy, en pleno siglo xx, un Sr. Job, cuyo talento agrava su actitud, opina también que América es una inmensa factoría.&lt;/p&gt;</text:p>
          </table:table-cell>
          <table:table-cell office:value-type="string" calcext:value-type="string">
            <text:p>../assets/img/Ensayos_historicos_Blanco_Fombona.jpg</text:p>
          </table:table-cell>
          <table:table-cell table:number-columns-repeated="20" office:value-type="string" calcext:value-type="string">
            <text:p> </text:p>
          </table:table-cell>
          <table:table-cell office:value-type="float" office:value="1981" calcext:value-type="float">
            <text:p>19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Tulio Febres Cordero</text:p>
          </table:table-cell>
          <table:table-cell office:value-type="string" calcext:value-type="string">
            <text:p>Cuentos</text:p>
          </table:table-cell>
          <table:table-cell table:number-columns-repeated="4" office:value-type="string" calcext:value-type="string">
            <text:p> </text:p>
          </table:table-cell>
          <table:table-cell office:value-type="string" calcext:value-type="string">
            <text:p>https://ia601508.us.archive.org/20/items/tulio-febres-cordero-cuentos/Tulio-Febres-Cordero-Cuentos.pdf</text:p>
          </table:table-cell>
          <table:table-cell table:number-columns-repeated="17" office:value-type="string" calcext:value-type="string">
            <text:p> </text:p>
          </table:table-cell>
          <table:table-cell office:value-type="string" calcext:value-type="string">
            <text:p>Mérida, Venezuela</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office:value-type="string" calcext:value-type="string">
            <text:p>http://www.worldcat.org/oclc/7606100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l campo tiene el mágico poder de inspirar bellos pensamientos. Leer esto e imaginarme haber hallado la clave de un idilio, pensaba yo, ha estado alguna pareja de amantes con las manos juntas y los corazones mucho más, jurándose amor eterno a la puesta del sol, hora en que se tiñen de rosa los collados y cantan las aves, ya ocultas entre el follaje, su melancólica despedida. Pero ¿quienes eran ellos?…&lt;/p&gt;</text:p>
          </table:table-cell>
          <table:table-cell office:value-type="string" calcext:value-type="string">
            <text:p>../assets/img/cuentos_febres_cordero_Morel.jpg</text:p>
          </table:table-cell>
          <table:table-cell table:number-columns-repeated="20" office:value-type="string" calcext:value-type="string">
            <text:p> </text:p>
          </table:table-cell>
          <table:table-cell office:value-type="float" office:value="1994" calcext:value-type="float">
            <text:p>1994</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Fermín Toro</text:p>
          </table:table-cell>
          <table:table-cell office:value-type="string" calcext:value-type="string">
            <text:p>Los mártires</text:p>
          </table:table-cell>
          <table:table-cell table:number-columns-repeated="4" office:value-type="string" calcext:value-type="string">
            <text:p> </text:p>
          </table:table-cell>
          <table:table-cell office:value-type="string" calcext:value-type="string">
            <text:p>https://ia601407.us.archive.org/23/items/los-martires.-fermin-toro/Los%20martires.%20Ferm%C3%ADn%20Tor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Fundación Editorial El perro y la rana</text:p>
          </table:table-cell>
          <table:table-cell office:value-type="string" calcext:value-type="string">
            <text:p>http://www.elperroylarana.gob.ve</text:p>
          </table:table-cell>
          <table:table-cell office:value-type="string" calcext:value-type="string">
            <text:p>http://www.worldcat.org/oclc/419587801</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Adiós” me dijo Eduardo con una voz y una mirada que me hicieron temer nuevas desgracias. “Eduardo”, le dije con tono severo: “no saldrás sin mí; mira si quieres que haya otra víctima y este anciano te seguirá”. Al oír mis palabras, volvió a caer sobre la silla dando un gemido que me tras-pasó el corazón. ¡Cuán larga noche! ¡qué eternidad! Las horas se hacían siglos para nuestro sufrimiento y nuestra mortal impaciencia duplicaba las horas y aumentaba el tormento…&lt;/p&gt;</text:p>
          </table:table-cell>
          <table:table-cell office:value-type="string" calcext:value-type="string">
            <text:p>../assets/img/fermin_toro_martires_Morel.jpg</text:p>
          </table:table-cell>
          <table:table-cell table:number-columns-repeated="20" office:value-type="string" calcext:value-type="string">
            <text:p> </text:p>
          </table:table-cell>
          <table:table-cell office:value-type="float" office:value="2017" calcext:value-type="float">
            <text:p>201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Daniel F. O’Leary</text:p>
          </table:table-cell>
          <table:table-cell office:value-type="string" calcext:value-type="string">
            <text:p>Gran Colombia y España (1819-1822)</text:p>
          </table:table-cell>
          <table:table-cell table:number-columns-repeated="4" office:value-type="string" calcext:value-type="string">
            <text:p> </text:p>
          </table:table-cell>
          <table:table-cell office:value-type="string" calcext:value-type="string">
            <text:p>https://ia601409.us.archive.org/5/items/daniel-o-leary-gran-colombia-y-espana-1819-1822/Daniel_O%27Leary-gran-colombia_y_espana_1819_1822.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ervantes Virtual</text:p>
          </table:table-cell>
          <table:table-cell office:value-type="string" calcext:value-type="string">
            <text:p>http://www.cervantesvirtual.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 sus íntimos amigos decía: el plan en sí mismo es grande y magnífico; pero además de su utilidad deseo verlo realizado, porque nos da la oportunidad de remediar en parte la injusticia que se ha hecho a un grande hombre, á quien de ese modo erigiremos un monumento que justifique nuestra gratitud. Llamando á nuestra república Colombia y denominando su capital Las Casas, probaremos al mundo que no sólo tenemos derecho a ser libres, sino á ser considerados bastantemente justos para saber honrar á los amigos y á los bienhechores de la humanidad; Colón y Las Casas pertenecen a la América. Honrémonos perpetuando sus glorias.&lt;/p&gt;</text:p>
          </table:table-cell>
          <table:table-cell office:value-type="string" calcext:value-type="string">
            <text:p>../assets/img/Daniel_O’Leary-gran-colombia_y_espana_1819_1822.jpg</text:p>
          </table:table-cell>
          <table:table-cell table:number-columns-repeated="20" office:value-type="string" calcext:value-type="string">
            <text:p> </text:p>
          </table:table-cell>
          <table:table-cell office:value-type="float" office:value="1919" calcext:value-type="float">
            <text:p>19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Rufino Blanco Fombona</text:p>
          </table:table-cell>
          <table:table-cell office:value-type="string" calcext:value-type="string">
            <text:p>Grandes escritores de América</text:p>
          </table:table-cell>
          <table:table-cell table:number-columns-repeated="4" office:value-type="string" calcext:value-type="string">
            <text:p> </text:p>
          </table:table-cell>
          <table:table-cell office:value-type="string" calcext:value-type="string">
            <text:p>https://ia803405.us.archive.org/4/items/grandes-escritores-de-america/Grandes%20escritores%20de%20America.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American Libraries</text:p>
          </table:table-cell>
          <table:table-cell office:value-type="string" calcext:value-type="string">
            <text:p>https://archive.org/details/americana</text:p>
          </table:table-cell>
          <table:table-cell office:value-type="string" calcext:value-type="string">
            <text:p>http://www.worldcat.org/oclc/567949813</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Moral, es decir, la armonía, el orden del ser consciente, está dentro de la Naturaleza y obedece á leyes naturales como la armonía del cosmos, de la que es correlativa.&lt;/p&gt;&lt;p&gt;El cumplimiento del deber le parece al moralista americano una nota estética, y por ello grata en sí y de delicioso cumplimiento. Considera el deber como una deducción espontánea de cuantas relaciones no ligan con el mundo externo, con el mundo inmterno y con el mundo social.&lt;/p&gt;</text:p>
          </table:table-cell>
          <table:table-cell office:value-type="string" calcext:value-type="string">
            <text:p>../assets/img/grandes_escritores_rufino_blanco_fombona_Morel.jpg</text:p>
          </table:table-cell>
          <table:table-cell table:number-columns-repeated="20" office:value-type="string" calcext:value-type="string">
            <text:p> </text:p>
          </table:table-cell>
          <table:table-cell office:value-type="float" office:value="1917" calcext:value-type="float">
            <text:p>191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723" calcext:value-type="float">
            <text:p>1723</text:p>
          </table:table-cell>
          <table:table-cell office:value-type="string" calcext:value-type="string">
            <text:p>José de Oviedo y Baños</text:p>
          </table:table-cell>
          <table:table-cell office:value-type="string" calcext:value-type="string">
            <text:p>Historia de la conquista y población de la provincia de Venezuela</text:p>
          </table:table-cell>
          <table:table-cell table:number-columns-repeated="4" office:value-type="string" calcext:value-type="string">
            <text:p> </text:p>
          </table:table-cell>
          <table:table-cell office:value-type="string" calcext:value-type="string">
            <text:p>https://ia601405.us.archive.org/2/items/jose_de_oviedo_y_banos_historia_de_la_conquista_y_poblacion_de_la_provincia_de_venezuela_tomo_1_MOREL/jose_de_oviedo_y_banos_historia_de_la_conquista_y_poblacion_de_la_provincia_de_venezuela_tomo_1_MOREL.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Google Books</text:p>
          </table:table-cell>
          <table:table-cell office:value-type="string" calcext:value-type="string">
            <text:p>http://books.google.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Cuando los españoles descubrieron a primera vez esta laguna, hallaron grandes poblaciones de indios formadas dentro del agua por todas sus orillas, y de aquí tomaron motivo para llamarla Venezuela, por la similitud que tenía su planta con la ciudad de Venecia; nombre que se extendió después á toda la provincia, aunque al presente sólo han quedado cuatro pueblos que mantienen la memoria de los que dió fundamento á la causa de su origen, y esos de tan corta vecindad, que el de Moporo (que es el mayor de todos) me parece que tendría treinta casas el año de 686 que estuve en él: experiméntase en estos pueblos un raro efecto y singular transmutación que obra la naturaleza, pues todos los maderos sobre que fabrican las casas, como sean de una especie que llaman era, que es muy sólida y fuerte, toda aquella parte que cogió dentro del agua de la laguna, pasando algunos años se convierte en piedra, quedando lo demás en su ser primitivo de madera, manteniéndose unidas en un cuerpo tan distintas materias&lt;/p&gt;</text:p>
          </table:table-cell>
          <table:table-cell office:value-type="string" calcext:value-type="string">
            <text:p>../assets/img/jose_de_oviedo_y_banos_historia_de_la_conquista_y_poblacion_de_la_provincia_de_venezuela_tomo_1_MOREL.jpg</text:p>
          </table:table-cell>
          <table:table-cell table:number-columns-repeated="20" office:value-type="string" calcext:value-type="string">
            <text:p> </text:p>
          </table:table-cell>
          <table:table-cell office:value-type="float" office:value="1885" calcext:value-type="float">
            <text:p>188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lejandro de Humboldt;Aimé Bonpland;Lisandro Alvarado</text:p>
          </table:table-cell>
          <table:table-cell office:value-type="string" calcext:value-type="string">
            <text:p>Viaje a las regiones equinocciales del nuevo continente, tomo II</text:p>
          </table:table-cell>
          <table:table-cell table:number-columns-repeated="4" office:value-type="string" calcext:value-type="string">
            <text:p> </text:p>
          </table:table-cell>
          <table:table-cell office:value-type="string" calcext:value-type="string">
            <text:p>https://ia801405.us.archive.org/15/items/alejandro-humbolt-viaje-a-las-regiones-equinocciales-tomo-2/Alejandro_Humbolt_viaje_a_las_regiones_equinocciales_tomo_2.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tos, en esa tierra agrietada, se levanta con lentitud otra ciudad. Las ruinas amontonadas, sepulcros de una numerosa población, ya son de nuevo morada de los hombres.&lt;/p&gt;</text:p>
          </table:table-cell>
          <table:table-cell office:value-type="string" calcext:value-type="string">
            <text:p>../assets/img/Alejandro_de_Humboldt-Viaje_regiones_equinocciales_2-MOREL.jpg</text:p>
          </table:table-cell>
          <table:table-cell table:number-columns-repeated="20" office:value-type="string" calcext:value-type="string">
            <text:p> </text:p>
          </table:table-cell>
          <table:table-cell office:value-type="float" office:value="1941" calcext:value-type="float">
            <text:p>194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01" calcext:value-type="float">
            <text:p>1901</text:p>
          </table:table-cell>
          <table:table-cell office:value-type="string" calcext:value-type="string">
            <text:p>Manuel Díaz Rodríguez</text:p>
          </table:table-cell>
          <table:table-cell office:value-type="string" calcext:value-type="string">
            <text:p>Ídolos rotos</text:p>
          </table:table-cell>
          <table:table-cell table:number-columns-repeated="4" office:value-type="string" calcext:value-type="string">
            <text:p> </text:p>
          </table:table-cell>
          <table:table-cell office:value-type="string" calcext:value-type="string">
            <text:p>https://ia601404.us.archive.org/2/items/idolos-rotos/Idolos%20rotos.pdf</text:p>
          </table:table-cell>
          <table:table-cell table:number-columns-repeated="17" office:value-type="string" calcext:value-type="string">
            <text:p> </text:p>
          </table:table-cell>
          <table:table-cell office:value-type="string" calcext:value-type="string">
            <text:p>Madrid</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Hispánica</text:p>
          </table:table-cell>
          <table:table-cell office:value-type="string" calcext:value-type="string">
            <text:p>http://bibliotecadigitalhispanica.bne.es/</text:p>
          </table:table-cell>
          <table:table-cell office:value-type="string" calcext:value-type="string">
            <text:p>http://www.worldcat.org/oclc/9033933</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Sintiéndose iniciado por el Amor en los misterios de la Belleza, en sus amores buscó y halló Alberto el germen de su primera obra; de arte. La concepción original de su obra pasó á través de muchas metamorfosis amables antes de hacerse definitiva. Su primera idea fué la de representar, en una ó más figuras bellas, el ideal confusamente delineado de un amor futuro, libre y feliz, nacido lejos de toda sospecha, superior á toda liviandad y pequeñez, exento de mancha. De esa idea pasó á otra, que le pareció análoga, si no idéntica en el fondo: la de representar el amor antiguo, sano y alegre.&lt;/p&gt;</text:p>
          </table:table-cell>
          <table:table-cell office:value-type="string" calcext:value-type="string">
            <text:p>../assets/img/idolos_rotos_diaz_rodriguez_Morel.jpg</text:p>
          </table:table-cell>
          <table:table-cell table:number-columns-repeated="20" office:value-type="string" calcext:value-type="string">
            <text:p> </text:p>
          </table:table-cell>
          <table:table-cell office:value-type="float" office:value="1919" calcext:value-type="float">
            <text:p>19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24" calcext:value-type="float">
            <text:p>1924</text:p>
          </table:table-cell>
          <table:table-cell office:value-type="string" calcext:value-type="string">
            <text:p>Teresa de la Parra</text:p>
          </table:table-cell>
          <table:table-cell office:value-type="string" calcext:value-type="string">
            <text:p>Ifigenia</text:p>
          </table:table-cell>
          <table:table-cell table:number-columns-repeated="4" office:value-type="string" calcext:value-type="string">
            <text:p> </text:p>
          </table:table-cell>
          <table:table-cell office:value-type="string" calcext:value-type="string">
            <text:p>https://ia601400.us.archive.org/22/items/ifigenia/ifigenia.pdf</text:p>
          </table:table-cell>
          <table:table-cell table:number-columns-repeated="17" office:value-type="string" calcext:value-type="string">
            <text:p> </text:p>
          </table:table-cell>
          <table:table-cell office:value-type="string" calcext:value-type="string">
            <text:p>Parí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h! si yo fuera poeta, habría escrito ya, sin duda ninguna, el elogio del jabón, multiplicándose en espuma y en luminosas burbujas por obra y gracia de los activos nudillos de Gregoria. Y es que para mi gusto no hay ningún poema comparable a ese blanquísimo poema de la batea, que tan bien interpretan las viejas manos ya algo rígidas y temblorosas.&lt;/p&gt;</text:p>
          </table:table-cell>
          <table:table-cell office:value-type="string" calcext:value-type="string">
            <text:p>../assets/img/Ifigenia-teresa_de_la_parra-MOREL.jpg</text:p>
          </table:table-cell>
          <table:table-cell table:number-columns-repeated="20" office:value-type="string" calcext:value-type="string">
            <text:p> </text:p>
          </table:table-cell>
          <table:table-cell office:value-type="float" office:value="1928" calcext:value-type="float">
            <text:p>192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5" calcext:value-type="float">
            <text:p>1885</text:p>
          </table:table-cell>
          <table:table-cell office:value-type="string" calcext:value-type="string">
            <text:p>Zulima</text:p>
          </table:table-cell>
          <table:table-cell office:value-type="string" calcext:value-type="string">
            <text:p>María o el despotismo: drama en tres actos</text:p>
          </table:table-cell>
          <table:table-cell table:number-columns-repeated="4" office:value-type="string" calcext:value-type="string">
            <text:p> </text:p>
          </table:table-cell>
          <table:table-cell office:value-type="string" calcext:value-type="string">
            <text:p>https://archive.org/download/maraoeldespotism14318lpez/maraoeldespotism14318lpez.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Universidad de North Carolina en Chapell Hill</text:p>
          </table:table-cell>
          <table:table-cell office:value-type="string" calcext:value-type="string">
            <text:p>https://archive.org/details/unclibrari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Temeridades de los sublevados, que se les lia metido en la cabeza, arrojar de esta tierra, que ellos llaman suya, á los españoles que los han hecho lo que son, y que son sin disputa, dueños absolutos de este suelo, por derecho de conquista. -Errores y más errores. ¡Siempre errando! -¿Por qué errores, María? ¿Qué serían estos indios imbéciles si no hubieran sido conquistados y algo civilizados por los españoles? Bestias salvajes que vivirían sin Dios ni ley.&lt;/p&gt;</text:p>
          </table:table-cell>
          <table:table-cell office:value-type="string" calcext:value-type="string">
            <text:p>../assets/img/Zulima_Maria-o-el-despotismo-MOREL.jpg</text:p>
          </table:table-cell>
          <table:table-cell table:number-columns-repeated="20" office:value-type="string" calcext:value-type="string">
            <text:p> </text:p>
          </table:table-cell>
          <table:table-cell office:value-type="float" office:value="1885" calcext:value-type="float">
            <text:p>188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Teresa de la Parra</text:p>
          </table:table-cell>
          <table:table-cell office:value-type="string" calcext:value-type="string">
            <text:p>Memorias de Mama Blanca</text:p>
          </table:table-cell>
          <table:table-cell table:number-columns-repeated="4" office:value-type="string" calcext:value-type="string">
            <text:p> </text:p>
          </table:table-cell>
          <table:table-cell office:value-type="string" calcext:value-type="string">
            <text:p>https://ia601403.us.archive.org/17/items/memorias_de_mama_blanca_teresa_de_la_parra/memorias_de_mama_blanca_teresa_de_la_parra.pdf</text:p>
          </table:table-cell>
          <table:table-cell table:number-columns-repeated="17" office:value-type="string" calcext:value-type="string">
            <text:p> </text:p>
          </table:table-cell>
          <table:table-cell office:value-type="string" calcext:value-type="string">
            <text:p>Buenos Aire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Los achaques de su piano, cuyas cuerdas gastadas se resistían de tiempo en tiempo a sonar como es debido, la hacían sonreír con indulgencia en atención a tan larga fi­delidad herida por fin de decadencia. Sus propias deficien­cias la llenaban de un suave desencanto que florecía en consejos si, dado el caso, yo me hallaba sentada a su lado. En tal circunstancia, cesaba la pieza comenzada, se quitaba los anteojos, apoyaba los codos en el teclado, cruzaba sus manos salpicadas por las manchas del tiempo y me decía en voz de confidencia, señalando con los ojos el nombre del compositor, en el libro abierto sobre el piano:&lt;/p&gt;</text:p>
          </table:table-cell>
          <table:table-cell office:value-type="string" calcext:value-type="string">
            <text:p>../assets/img/memorias_de_mama_blanca-teresa_de_la_parra-MOREL.jpg</text:p>
          </table:table-cell>
          <table:table-cell table:number-columns-repeated="20" office:value-type="string" calcext:value-type="string">
            <text:p> </text:p>
          </table:table-cell>
          <table:table-cell office:value-type="float" office:value="1945" calcext:value-type="float">
            <text:p>194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Eduardo Blanco</text:p>
          </table:table-cell>
          <table:table-cell office:value-type="string" calcext:value-type="string">
            <text:p>Venezuela heroica</text:p>
          </table:table-cell>
          <table:table-cell table:number-columns-repeated="4" office:value-type="string" calcext:value-type="string">
            <text:p> </text:p>
          </table:table-cell>
          <table:table-cell office:value-type="string" calcext:value-type="string">
            <text:p>https://ia601500.us.archive.org/4/items/venezuela-heroica-eduardo-blanco/Venezuela%20heroica%20-%20Eduardo%20Blanc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anadian Libraries</text:p>
          </table:table-cell>
          <table:table-cell office:value-type="string" calcext:value-type="string">
            <text:p>https://archive.org/details/toronto</text:p>
          </table:table-cell>
          <table:table-cell office:value-type="string" calcext:value-type="string">
            <text:p>http://www.worldcat.org/oclc/1102082889</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unde el terror en todos los corazones. Mina la desconfianza el entusiasmo del soldado. Caracas se estremece de espanto, como si ya golpearan á sus puertas las huestes del feroz asturiano. Decae la fe en los más alentados. Una parálisis violenta producida por el terror amenaza anonadar al patriotismo. Cual si uno de los gigantes de la andina cordillera hubiese vomitado improviso una tempestad de lavas y escorias capaces de soterrar el continente americano, todo tiembla y todo se derrumba.&lt;/p&gt;&lt;p&gt;Sólo Bolívar no se conmueve; superior á las veleidades de la fortuna, para su alma no hay contrariedad, ni sacrificio, ni prueba desastrosa que la avasalle ni la postre.&lt;/p&gt;</text:p>
          </table:table-cell>
          <table:table-cell office:value-type="string" calcext:value-type="string">
            <text:p>../assets/img/Venezuela_heroica_Morel.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92" calcext:value-type="float">
            <text:p>1892</text:p>
          </table:table-cell>
          <table:table-cell office:value-type="string" calcext:value-type="string">
            <text:p>Tulio Febres Cordero</text:p>
          </table:table-cell>
          <table:table-cell office:value-type="string" calcext:value-type="string">
            <text:p>El nombre de América</text:p>
          </table:table-cell>
          <table:table-cell table:number-columns-repeated="4" office:value-type="string" calcext:value-type="string">
            <text:p> </text:p>
          </table:table-cell>
          <table:table-cell office:value-type="string" calcext:value-type="string">
            <text:p>https://ia601506.us.archive.org/23/items/el_nombre_de_america_/el_nombre_de_america_.pdf</text:p>
          </table:table-cell>
          <table:table-cell table:number-columns-repeated="17" office:value-type="string" calcext:value-type="string">
            <text:p> </text:p>
          </table:table-cell>
          <table:table-cell office:value-type="string" calcext:value-type="string">
            <text:p>Mérida, Venezuela</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No hallará hoy la Historia quien, rompiendo de igual suerte contra una costumbre de cua­tro siglos, corrija las cartas geográficas del nuevo hemisferio, donde, según el sentir unánime de las gentes, en vez de A mérica debe leerse Colombia ó Colónida , en ho­nor del inmortal Colón? La conmemoración del cuarto centena­rio del descubrimiento de América es la ocasión más propicia para reparar esta in­justicia lamentada por los historiadores. Humildes obreros de la prensa, hemos trabajado constantemente desde 1884 por ver de popularizar la idea.&lt;/p&gt;</text:p>
          </table:table-cell>
          <table:table-cell office:value-type="string" calcext:value-type="string">
            <text:p>../assets/img/Tulio_Febres_Cordero-El_nombre_de_America-MOREL.jpg</text:p>
          </table:table-cell>
          <table:table-cell table:number-columns-repeated="20" office:value-type="string" calcext:value-type="string">
            <text:p> </text:p>
          </table:table-cell>
          <table:table-cell office:value-type="float" office:value="1892" calcext:value-type="float">
            <text:p>1892</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881" calcext:value-type="float">
            <text:p>1881</text:p>
          </table:table-cell>
          <table:table-cell office:value-type="string" calcext:value-type="string">
            <text:p>Andrés Bello</text:p>
          </table:table-cell>
          <table:table-cell office:value-type="string" calcext:value-type="string">
            <text:p>Obras completas I: filosofía del entendimiento</text:p>
          </table:table-cell>
          <table:table-cell table:number-columns-repeated="4" office:value-type="string" calcext:value-type="string">
            <text:p> </text:p>
          </table:table-cell>
          <table:table-cell office:value-type="string" calcext:value-type="string">
            <text:p>https://ia601506.us.archive.org/4/items/andres-bello-filosofia-del-emtendimiento-tomo-1-morel/Andres_Bello_Filosofia_del_Emtendimiento_Tomo_1-MOREL.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Virtual Miguel de Cervantes</text:p>
          </table:table-cell>
          <table:table-cell office:value-type="string" calcext:value-type="string">
            <text:p>http://www.cervantesvirtual.com</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Que los brutos sienten i comparan sus sensaciones, es absolutamente fuera de duda. Tienen por consiguiente alma; i esa alma es en ellos, como en el hombre, una sustancia simple, inextensa, incorpórea. Ni esto se opone a que el alma humana i la de los brutos sean de diversa naturaleza, porque no hai razón alguna para negar que Dios haya creado diferentísimas especies de sustancias inmateriales con facultades mas o menos elevadas i con diferentes destinos futuros.&lt;/p&gt;</text:p>
          </table:table-cell>
          <table:table-cell office:value-type="string" calcext:value-type="string">
            <text:p>../assets/img/Andrés_Bello-obras_completas_tomo_1_filosodia-MOREL.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drés Bello</text:p>
          </table:table-cell>
          <table:table-cell office:value-type="string" calcext:value-type="string">
            <text:p>Obras Completas II, Poema del Cid</text:p>
          </table:table-cell>
          <table:table-cell table:number-columns-repeated="4" office:value-type="string" calcext:value-type="string">
            <text:p> </text:p>
          </table:table-cell>
          <table:table-cell office:value-type="string" calcext:value-type="string">
            <text:p>https://ia601509.us.archive.org/35/items/obras-completas-de-don-andres-bello/Obras%20completas%20de%20don%20Andr%C3%A9s%20Bello.pdf</text:p>
          </table:table-cell>
          <table:table-cell table:number-columns-repeated="17" office:value-type="string" calcext:value-type="string">
            <text:p> </text:p>
          </table:table-cell>
          <table:table-cell office:value-type="string" calcext:value-type="string">
            <text:p>Santiago de Chile</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European Libraries</text:p>
          </table:table-cell>
          <table:table-cell office:value-type="string" calcext:value-type="string">
            <text:p>https://archive.org/details/europeanlibraries</text:p>
          </table:table-cell>
          <table:table-cell office:value-type="string" calcext:value-type="string">
            <text:p>http://www.worldcat.org/oclc/488513072</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La Crónica llama a Muño Gustioz, sobrino del Cid; pero es reparable que haciéndose tanta mención de este caballero en el Poema, en ninguna parte se lo califique de tal, como tampoco a Martin Antulinez. Criados de un señor se llamaban los hombres principales que le debían su educación i sus aumentos, i en este caso se hallaba Muño Gustioz respecto del Cid, como se dice mas expresamente en los versos 2950 i 2951. De este caballero hai mucha memoria en las escrituras hasta el año 1119.&lt;/p&gt;</text:p>
          </table:table-cell>
          <table:table-cell office:value-type="string" calcext:value-type="string">
            <text:p>../assets/img/Obras_completas_dos_Andres_Bello.jpg</text:p>
          </table:table-cell>
          <table:table-cell table:number-columns-repeated="20" office:value-type="string" calcext:value-type="string">
            <text:p> </text:p>
          </table:table-cell>
          <table:table-cell office:value-type="float" office:value="1881" calcext:value-type="float">
            <text:p>188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Pedro Arismendi Brito</text:p>
          </table:table-cell>
          <table:table-cell office:value-type="string" calcext:value-type="string">
            <text:p>Versos, apenas versos</text:p>
          </table:table-cell>
          <table:table-cell table:number-columns-repeated="4" office:value-type="string" calcext:value-type="string">
            <text:p> </text:p>
          </table:table-cell>
          <table:table-cell office:value-type="string" calcext:value-type="string">
            <text:p>https://ia601407.us.archive.org/5/items/versos-apenas-versos/Versos%2C%20apenas%20versos.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American Libraries</text:p>
          </table:table-cell>
          <table:table-cell office:value-type="string" calcext:value-type="string">
            <text:p>https://archive.org/details/americana</text:p>
          </table:table-cell>
          <table:table-cell office:value-type="string" calcext:value-type="string">
            <text:p>http://www.worldcat.org/oclc/196767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uando, ya indigno de la empírea gracia,&lt;/p&gt;&lt;p&gt;Arrojado fué Adán del Paraíso,&lt;/p&gt;&lt;p&gt;En Eva la ocasión de su desgracia&lt;/p&gt;&lt;p&gt;Viendo, quejoso abandonarla quiso.&lt;/p&gt;&lt;p&gt;Pero los ojos plácidos de ella,&lt;/p&gt;&lt;p&gt;Flores de luz, vertieron suplicantes&lt;/p&gt;&lt;p&gt;Efluvios de ternura á tal querella&lt;/p&gt;&lt;p&gt;Y prendiéronse limpios dos brillantes.&lt;/p&gt;&lt;p&gt;Perlas de tanto precio no atesora&lt;/p&gt;&lt;p&gt;En la nacárea concha el mar de Oriente,&lt;/p&gt;&lt;p&gt;Ni con más gracia el llanto de la aurora&lt;/p&gt;&lt;p&gt;Presenta fresco lirio al sol naciente.&lt;/p&gt;&lt;p&gt;Al ver Adán en los turbados ojos&lt;/p&gt;&lt;p&gt;Las joyas con que el cielo orna á las flores,&lt;/p&gt;&lt;p&gt;Bendiciendo su culpa cae de hinojos,&lt;/p&gt;&lt;p&gt;Ya resignado á todos los dolores.&lt;/p&gt;</text:p>
          </table:table-cell>
          <table:table-cell office:value-type="string" calcext:value-type="string">
            <text:p>../assets/img/pedro_arismendi_versos_apenas_Morel.jpg</text:p>
          </table:table-cell>
          <table:table-cell table:number-columns-repeated="20" office:value-type="string" calcext:value-type="string">
            <text:p> </text:p>
          </table:table-cell>
          <table:table-cell office:value-type="float" office:value="1911" calcext:value-type="float">
            <text:p>1911</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ntonio José de Sucre</text:p>
          </table:table-cell>
          <table:table-cell office:value-type="string" calcext:value-type="string">
            <text:p>De mi propia mano</text:p>
          </table:table-cell>
          <table:table-cell table:number-columns-repeated="4" office:value-type="string" calcext:value-type="string">
            <text:p> </text:p>
          </table:table-cell>
          <table:table-cell office:value-type="string" calcext:value-type="string">
            <text:p>https://ia601509.us.archive.org/16/items/de-mi-propia-mano/De_mi_propia_man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Consejo Latinoamericano de Ciencias Sociales</text:p>
          </table:table-cell>
          <table:table-cell office:value-type="string" calcext:value-type="string">
            <text:p>https://www.clacso.org.ar/biblioteca_ayacucho/</text:p>
          </table:table-cell>
          <table:table-cell office:value-type="string" calcext:value-type="string">
            <text:p>http://www.worldcat.org/oclc/759475450</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Caracas”! Guirnalda de reliquias beneméritas (de otros cuerpos que forman ese) que recordáis tantas victorias cuantas cicatrices adornan el pecho de vuestros veteranos. Ayer asombrasteis al remoto atlántico en Maracaibo y coro; hoy los andes del Perú se humillarán a vuestra intrepidez. Vuestro nombre os manda a todos ser héroes. Es el de la patria del libertador, el de la ciudad sagrada que marcha con él al frente de la américa. ¡Viva el libertador! ¡Viva la cuna de la libertad!&lt;/p&gt;</text:p>
          </table:table-cell>
          <table:table-cell office:value-type="string" calcext:value-type="string">
            <text:p>../assets/img/antonio_sucre_propia_mano.jpg</text:p>
          </table:table-cell>
          <table:table-cell table:number-columns-repeated="20" office:value-type="string" calcext:value-type="string">
            <text:p> </text:p>
          </table:table-cell>
          <table:table-cell office:value-type="float" office:value="2008" calcext:value-type="float">
            <text:p>2008</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Gonzalo Picón Febres Cordero</text:p>
          </table:table-cell>
          <table:table-cell office:value-type="string" calcext:value-type="string">
            <text:p>Don Simón Rodríguez, Maestro del Libertador</text:p>
          </table:table-cell>
          <table:table-cell table:number-columns-repeated="4" office:value-type="string" calcext:value-type="string">
            <text:p> </text:p>
          </table:table-cell>
          <table:table-cell office:value-type="string" calcext:value-type="string">
            <text:p>https://ia601400.us.archive.org/28/items/don-simon-rodriguez-gonzalo-picon-febres-cordero/Don%20Sim%C3%B3n%20Rodriguez%20-%20Gonzalo%20Pic%C3%B3n%20Febres%20Corder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Fundación Editorial El perro y la rana</text:p>
          </table:table-cell>
          <table:table-cell office:value-type="string" calcext:value-type="string">
            <text:p>http://www.elperroylarana.gob.ve/</text:p>
          </table:table-cell>
          <table:table-cell office:value-type="string" calcext:value-type="string">
            <text:p>http://www.worldcat.org/oclc/253220335</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Era Robinson hombre superior, por ello es por lo que merece consideraciones altas, elogios y respeto en nuestra historia intelectual hispanoamericana. Los civilizadores, cualquiera que sea su procedencia y a pesar de sus defectos, son acreedores no a la burla y al desdén, sino al ferviente homenaje de los hombres, porque su obra es de belleza, de bondad, de infinita abnegación y de heroísmo. ¿Que don Simón fue extravagante? Generalmente lo son todos los hombres de superior entendimiento y de conciencia honrada y pura.&lt;/p&gt;</text:p>
          </table:table-cell>
          <table:table-cell office:value-type="string" calcext:value-type="string">
            <text:p>../assets/img/Simón_Rodriguez_Gonzalo_Picón_Febres.jpg</text:p>
          </table:table-cell>
          <table:table-cell table:number-columns-repeated="20" office:value-type="string" calcext:value-type="string">
            <text:p> </text:p>
          </table:table-cell>
          <table:table-cell office:value-type="float" office:value="2019" calcext:value-type="float">
            <text:p>2019</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Zulima</text:p>
          </table:table-cell>
          <table:table-cell office:value-type="string" calcext:value-type="string">
            <text:p>Los sueños de Zulima</text:p>
          </table:table-cell>
          <table:table-cell table:number-columns-repeated="4" office:value-type="string" calcext:value-type="string">
            <text:p> </text:p>
          </table:table-cell>
          <table:table-cell office:value-type="string" calcext:value-type="string">
            <text:p>https://ia601502.us.archive.org/19/items/los-suenos-de-zulima/Los%20suen%CC%83os%20de%20Zulima.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University of North Carolina at Chapel Hill</text:p>
          </table:table-cell>
          <table:table-cell office:value-type="string" calcext:value-type="string">
            <text:p>https://archive.org/details/unclibraries</text:p>
          </table:table-cell>
          <table:table-cell office:value-type="string" calcext:value-type="string">
            <text:p>http://www.worldcat.org/oclc/1037870138</text:p>
          </table:table-cell>
          <table:table-cell office:value-type="string" calcext:value-type="string">
            <text:p> </text:p>
          </table:table-cell>
          <table:table-cell office:value-type="string" calcext:value-type="string">
            <text:p>{ “book” : {“genre”: “”}, “author”: {“country”: “Venezuela”} }</text:p>
          </table:table-cell>
          <table:table-cell office:value-type="string" calcext:value-type="string">
            <text:p>&lt;p&gt;Y es natural, mi vida se desliza&lt;/p&gt;&lt;p&gt;solitaria, abatida y silenciosa,&lt;/p&gt;&lt;p&gt;llena el alma de tétricos recuerdos&lt;/p&gt;&lt;p&gt;sintiendo siempre espina dolorosa.&lt;/p&gt;&lt;p&gt;Viendo grabadas en mi abatida mente&lt;/p&gt;&lt;p&gt;crueles fantasmas que á mi alma abruma,&lt;/p&gt;&lt;p&gt;que pasan por mi vista, una tras otra,&lt;/p&gt;&lt;p&gt;y se deshacen cual mentida bruma.&lt;/p&gt;&lt;p&gt;Diez y siete hijos me diste y me quitaste;&lt;/p&gt;&lt;p&gt;yo te pido Señor, me des valor;&lt;/p&gt;&lt;p&gt;yo te pido des calma á mi amargura,&lt;/p&gt;&lt;p&gt;yo te pido mitigues mi dolor.&lt;/p&gt;</text:p>
          </table:table-cell>
          <table:table-cell office:value-type="string" calcext:value-type="string">
            <text:p>../assets/img/sueños_de_zulima_Morel.jpg</text:p>
          </table:table-cell>
          <table:table-cell table:number-columns-repeated="20" office:value-type="string" calcext:value-type="string">
            <text:p> </text:p>
          </table:table-cell>
          <table:table-cell office:value-type="float" office:value="1907" calcext:value-type="float">
            <text:p>1907</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float" office:value="1925" calcext:value-type="float">
            <text:p>1925</text:p>
          </table:table-cell>
          <table:table-cell office:value-type="string" calcext:value-type="string">
            <text:p>José Antonio Ramos Sucre</text:p>
          </table:table-cell>
          <table:table-cell office:value-type="string" calcext:value-type="string">
            <text:p>La torre de timón</text:p>
          </table:table-cell>
          <table:table-cell table:number-columns-repeated="4" office:value-type="string" calcext:value-type="string">
            <text:p> </text:p>
          </table:table-cell>
          <table:table-cell office:value-type="string" calcext:value-type="string">
            <text:p>https://ia601507.us.archive.org/14/items/latorredetimn-textoimpreso/LatorredetimnTextoimpreso.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Hispánica</text:p>
          </table:table-cell>
          <table:table-cell office:value-type="string" calcext:value-type="string">
            <text:p>http://www.bne.es/es/Catalogos/BibliotecaDigitalHispanica/Inicio/index.html</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Al encontrarte, quedaremos unidos por el convencimiento de nuestro destierro en la ciudad moderna que se atormenta con el afán del oro. Ese día, demasiado tarde, el último de mi juventud, en que despertarán, como fantasmas, recuerdos semimuertos al formar el invierno la mortaja de la tierra, será el primero de nuestro amor infinito y estéril. Unidos en un mismo ensueño, huiremos del mundo, cada día más bárbaro y avaro. Huiremos en un vuelo, porque nuestras vidas terminarán sin huellas, de tal modo que éste será el epitafio de nuestro idilio y de nuestra existencia: pasaron como sonámbulos sobre la tierra maldita.&lt;/p&gt;</text:p>
          </table:table-cell>
          <table:table-cell office:value-type="string" calcext:value-type="string">
            <text:p>../assets/img/jose_antonio_ramos_sucre_la_torre_de_timon-MOREL.jpg</text:p>
          </table:table-cell>
          <table:table-cell table:number-columns-repeated="20" office:value-type="string" calcext:value-type="string">
            <text:p> </text:p>
          </table:table-cell>
          <table:table-cell office:value-type="float" office:value="1925" calcext:value-type="float">
            <text:p>1925</text:p>
          </table:table-cell>
          <table:table-cell table:number-columns-repeated="28" office:value-type="string" calcext:value-type="string">
            <text:p> </text:p>
          </table:table-cell>
        </table:table-row>
        <table:table-row table:style-name="ro2">
          <table:table-cell office:value-type="string" calcext:value-type="string">
            <text:p> </text:p>
          </table:table-cell>
          <table:table-cell office:value-type="string" calcext:value-type="string">
            <text:p>book</text:p>
          </table:table-cell>
          <table:table-cell office:value-type="string" calcext:value-type="string">
            <text:p> </text:p>
          </table:table-cell>
          <table:table-cell office:value-type="string" calcext:value-type="string">
            <text:p>Alejandro de Humboldt;Aimé Bonpland;Lisandro Alvarado</text:p>
          </table:table-cell>
          <table:table-cell office:value-type="string" calcext:value-type="string">
            <text:p>Viaje a las regiones equinocciales del nuevo continente, tomo III</text:p>
          </table:table-cell>
          <table:table-cell table:number-columns-repeated="4" office:value-type="string" calcext:value-type="string">
            <text:p> </text:p>
          </table:table-cell>
          <table:table-cell office:value-type="string" calcext:value-type="string">
            <text:p>https://ia601400.us.archive.org/16/items/alejandro-humbolt-viaje-a-las-regiones-equinocciales-tomo-3/Alejandro_Humbolt_viaje_a_las_regiones_equinocciales_tomo_3.pdf</text:p>
          </table:table-cell>
          <table:table-cell table:number-columns-repeated="17" office:value-type="string" calcext:value-type="string">
            <text:p> </text:p>
          </table:table-cell>
          <table:table-cell office:value-type="string" calcext:value-type="string">
            <text:p>Caracas</text:p>
          </table:table-cell>
          <table:table-cell office:value-type="string" calcext:value-type="string">
            <text:p>es</text:p>
          </table:table-cell>
          <table:table-cell table:number-columns-repeated="2" office:value-type="string" calcext:value-type="string">
            <text:p> </text:p>
          </table:table-cell>
          <table:table-cell office:value-type="string" calcext:value-type="string">
            <text:p>Biblioteca Digital César Rengifo</text:p>
          </table:table-cell>
          <table:table-cell office:value-type="string" calcext:value-type="string">
            <text:p>http://bibliotecadigital.bnv.gob.ve/s</text:p>
          </table:table-cell>
          <table:table-cell table:number-columns-repeated="2" office:value-type="string" calcext:value-type="string">
            <text:p> </text:p>
          </table:table-cell>
          <table:table-cell office:value-type="string" calcext:value-type="string">
            <text:p>{ “book” : {“genre”: “”}, “author”: {“country”: “Venezuela”} }</text:p>
          </table:table-cell>
          <table:table-cell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 tos, en esa tierra agrietada, se levanta con lentitud otraciudad. Las ruinas amontonadas, sepulcros de una nu­merosa población, ya son de nuevo morada de los hombres.&lt;/p&gt;</text:p>
          </table:table-cell>
          <table:table-cell office:value-type="string" calcext:value-type="string">
            <text:p>../assets/img/Alejandro_de_Humboldt-Viaje_regiones_equinocciales-3_MOREL.jpg</text:p>
          </table:table-cell>
          <table:table-cell table:number-columns-repeated="20" office:value-type="string" calcext:value-type="string">
            <text:p> </text:p>
          </table:table-cell>
          <table:table-cell office:value-type="float" office:value="1941" calcext:value-type="float">
            <text:p>1941</text:p>
          </table:table-cell>
          <table:table-cell table:number-columns-repeated="28" office:value-type="string" calcext:value-type="string">
            <text:p> </text:p>
          </table:table-cell>
        </table:table-row>
        <table:table-row table:style-name="ro3" table:number-rows-repeated="390">
          <table:table-cell table:number-columns-repeated="87"/>
        </table:table-row>
        <table:table-row table:style-name="ro3">
          <table:table-cell table:number-columns-repeated="87"/>
        </table:table-row>
      </table:table>
      <table:table table:name="Venezuela" table:style-name="ta1">
        <table:table-column table:style-name="co1" table:number-columns-repeated="87" table:default-cell-style-name="Default"/>
        <table:table-row table:style-name="ro2">
          <table:table-cell table:style-name="ce3" office:value-type="string" calcext:value-type="string">
            <text:p>Key</text:p>
          </table:table-cell>
          <table:table-cell table:style-name="ce3" office:value-type="string" calcext:value-type="string">
            <text:p>Item Type</text:p>
          </table:table-cell>
          <table:table-cell table:style-name="ce3" office:value-type="string" calcext:value-type="string">
            <text:p>Publication Year</text:p>
          </table:table-cell>
          <table:table-cell table:style-name="ce3" office:value-type="string" calcext:value-type="string">
            <text:p>Author</text:p>
          </table:table-cell>
          <table:table-cell table:style-name="ce3" office:value-type="string" calcext:value-type="string">
            <text:p>Title</text:p>
          </table:table-cell>
          <table:table-cell table:style-name="ce3" office:value-type="string" calcext:value-type="string">
            <text:p>Publication Title</text:p>
          </table:table-cell>
          <table:table-cell table:style-name="ce3" office:value-type="string" calcext:value-type="string">
            <text:p>ISBN</text:p>
          </table:table-cell>
          <table:table-cell table:style-name="ce3" office:value-type="string" calcext:value-type="string">
            <text:p>ISSN</text:p>
          </table:table-cell>
          <table:table-cell table:style-name="ce3" office:value-type="string" calcext:value-type="string">
            <text:p>DOI</text:p>
          </table:table-cell>
          <table:table-cell table:style-name="ce3" office:value-type="string" calcext:value-type="string">
            <text:p>Url</text:p>
          </table:table-cell>
          <table:table-cell table:style-name="ce3" office:value-type="string" calcext:value-type="string">
            <text:p>Abstract Note</text:p>
          </table:table-cell>
          <table:table-cell table:style-name="ce3" office:value-type="string" calcext:value-type="string">
            <text:p>Date</text:p>
          </table:table-cell>
          <table:table-cell table:style-name="ce3" office:value-type="string" calcext:value-type="string">
            <text:p>Date Added</text:p>
          </table:table-cell>
          <table:table-cell table:style-name="ce3" office:value-type="string" calcext:value-type="string">
            <text:p>Date Modified</text:p>
          </table:table-cell>
          <table:table-cell table:style-name="ce3" office:value-type="string" calcext:value-type="string">
            <text:p>Access Date</text:p>
          </table:table-cell>
          <table:table-cell table:style-name="ce3" office:value-type="string" calcext:value-type="string">
            <text:p>Pages</text:p>
          </table:table-cell>
          <table:table-cell table:style-name="ce3" office:value-type="string" calcext:value-type="string">
            <text:p>Num Pages</text:p>
          </table:table-cell>
          <table:table-cell table:style-name="ce3" office:value-type="string" calcext:value-type="string">
            <text:p>Issue</text:p>
          </table:table-cell>
          <table:table-cell table:style-name="ce3" office:value-type="string" calcext:value-type="string">
            <text:p>Volume</text:p>
          </table:table-cell>
          <table:table-cell table:style-name="ce3" office:value-type="string" calcext:value-type="string">
            <text:p>Number Of Volumes</text:p>
          </table:table-cell>
          <table:table-cell table:style-name="ce3" office:value-type="string" calcext:value-type="string">
            <text:p>Journal Abbreviation</text:p>
          </table:table-cell>
          <table:table-cell table:style-name="ce3" office:value-type="string" calcext:value-type="string">
            <text:p>Short Title</text:p>
          </table:table-cell>
          <table:table-cell table:style-name="ce3" office:value-type="string" calcext:value-type="string">
            <text:p>Series</text:p>
          </table:table-cell>
          <table:table-cell table:style-name="ce3" office:value-type="string" calcext:value-type="string">
            <text:p>Series Number</text:p>
          </table:table-cell>
          <table:table-cell table:style-name="ce3" office:value-type="string" calcext:value-type="string">
            <text:p>Series Text</text:p>
          </table:table-cell>
          <table:table-cell table:style-name="ce3" office:value-type="string" calcext:value-type="string">
            <text:p>Series Title</text:p>
          </table:table-cell>
          <table:table-cell table:style-name="ce3" office:value-type="string" calcext:value-type="string">
            <text:p>Publisher</text:p>
          </table:table-cell>
          <table:table-cell table:style-name="ce3" office:value-type="string" calcext:value-type="string">
            <text:p>Place</text:p>
          </table:table-cell>
          <table:table-cell table:style-name="ce3" office:value-type="string" calcext:value-type="string">
            <text:p>Language</text:p>
          </table:table-cell>
          <table:table-cell table:style-name="ce3" office:value-type="string" calcext:value-type="string">
            <text:p>Rights</text:p>
          </table:table-cell>
          <table:table-cell table:style-name="ce3" office:value-type="string" calcext:value-type="string">
            <text:p>Type</text:p>
          </table:table-cell>
          <table:table-cell table:style-name="ce3" office:value-type="string" calcext:value-type="string">
            <text:p>Archive</text:p>
          </table:table-cell>
          <table:table-cell table:style-name="ce3" office:value-type="string" calcext:value-type="string">
            <text:p>Archive Location</text:p>
          </table:table-cell>
          <table:table-cell table:style-name="ce3" office:value-type="string" calcext:value-type="string">
            <text:p>Library Catalog</text:p>
          </table:table-cell>
          <table:table-cell table:style-name="ce3" office:value-type="string" calcext:value-type="string">
            <text:p>Call Number</text:p>
          </table:table-cell>
          <table:table-cell table:style-name="ce3" office:value-type="string" calcext:value-type="string">
            <text:p>Extra</text:p>
          </table:table-cell>
          <table:table-cell table:style-name="ce3" office:value-type="string" calcext:value-type="string">
            <text:p>Notes</text:p>
          </table:table-cell>
          <table:table-cell table:style-name="ce3" office:value-type="string" calcext:value-type="string">
            <text:p>File Attachments</text:p>
          </table:table-cell>
          <table:table-cell table:style-name="ce3" office:value-type="string" calcext:value-type="string">
            <text:p>Link Attachments</text:p>
          </table:table-cell>
          <table:table-cell table:style-name="ce3" office:value-type="string" calcext:value-type="string">
            <text:p>Manual Tags</text:p>
          </table:table-cell>
          <table:table-cell table:style-name="ce3" office:value-type="string" calcext:value-type="string">
            <text:p>Automatic Tags</text:p>
          </table:table-cell>
          <table:table-cell table:style-name="ce3" office:value-type="string" calcext:value-type="string">
            <text:p>Editor</text:p>
          </table:table-cell>
          <table:table-cell table:style-name="ce3" office:value-type="string" calcext:value-type="string">
            <text:p>Series Editor</text:p>
          </table:table-cell>
          <table:table-cell table:style-name="ce3" office:value-type="string" calcext:value-type="string">
            <text:p>Translator</text:p>
          </table:table-cell>
          <table:table-cell table:style-name="ce3" office:value-type="string" calcext:value-type="string">
            <text:p>Contributor</text:p>
          </table:table-cell>
          <table:table-cell table:style-name="ce3" office:value-type="string" calcext:value-type="string">
            <text:p>Attorney Agent</text:p>
          </table:table-cell>
          <table:table-cell table:style-name="ce3" office:value-type="string" calcext:value-type="string">
            <text:p>Book Author</text:p>
          </table:table-cell>
          <table:table-cell table:style-name="ce3" office:value-type="string" calcext:value-type="string">
            <text:p>Cast Member</text:p>
          </table:table-cell>
          <table:table-cell table:style-name="ce3" office:value-type="string" calcext:value-type="string">
            <text:p>Commenter</text:p>
          </table:table-cell>
          <table:table-cell table:style-name="ce3" office:value-type="string" calcext:value-type="string">
            <text:p>Composer</text:p>
          </table:table-cell>
          <table:table-cell table:style-name="ce3" office:value-type="string" calcext:value-type="string">
            <text:p>Cosponsor</text:p>
          </table:table-cell>
          <table:table-cell table:style-name="ce3" office:value-type="string" calcext:value-type="string">
            <text:p>Counsel</text:p>
          </table:table-cell>
          <table:table-cell table:style-name="ce3" office:value-type="string" calcext:value-type="string">
            <text:p>Interviewer</text:p>
          </table:table-cell>
          <table:table-cell table:style-name="ce3" office:value-type="string" calcext:value-type="string">
            <text:p>Producer</text:p>
          </table:table-cell>
          <table:table-cell table:style-name="ce3" office:value-type="string" calcext:value-type="string">
            <text:p>Recipient</text:p>
          </table:table-cell>
          <table:table-cell table:style-name="ce3" office:value-type="string" calcext:value-type="string">
            <text:p>Reviewed Author</text:p>
          </table:table-cell>
          <table:table-cell table:style-name="ce3" office:value-type="string" calcext:value-type="string">
            <text:p>Scriptwriter</text:p>
          </table:table-cell>
          <table:table-cell table:style-name="ce3" office:value-type="string" calcext:value-type="string">
            <text:p>Words By</text:p>
          </table:table-cell>
          <table:table-cell table:style-name="ce3" office:value-type="string" calcext:value-type="string">
            <text:p>Guest</text:p>
          </table:table-cell>
          <table:table-cell table:style-name="ce3" office:value-type="string" calcext:value-type="string">
            <text:p>Number</text:p>
          </table:table-cell>
          <table:table-cell table:style-name="ce3" office:value-type="string" calcext:value-type="string">
            <text:p>Edition</text:p>
          </table:table-cell>
          <table:table-cell table:style-name="ce3" office:value-type="string" calcext:value-type="string">
            <text:p>Running Time</text:p>
          </table:table-cell>
          <table:table-cell table:style-name="ce3" office:value-type="string" calcext:value-type="string">
            <text:p>Scale</text:p>
          </table:table-cell>
          <table:table-cell table:style-name="ce3" office:value-type="string" calcext:value-type="string">
            <text:p>Medium</text:p>
          </table:table-cell>
          <table:table-cell table:style-name="ce3" office:value-type="string" calcext:value-type="string">
            <text:p>Artwork Size</text:p>
          </table:table-cell>
          <table:table-cell table:style-name="ce3" office:value-type="string" calcext:value-type="string">
            <text:p>Filing Date</text:p>
          </table:table-cell>
          <table:table-cell table:style-name="ce3" office:value-type="string" calcext:value-type="string">
            <text:p>Application Number</text:p>
          </table:table-cell>
          <table:table-cell table:style-name="ce3" office:value-type="string" calcext:value-type="string">
            <text:p>Assignee</text:p>
          </table:table-cell>
          <table:table-cell table:style-name="ce3" office:value-type="string" calcext:value-type="string">
            <text:p>Issuing Authority</text:p>
          </table:table-cell>
          <table:table-cell table:style-name="ce3" office:value-type="string" calcext:value-type="string">
            <text:p>Country</text:p>
          </table:table-cell>
          <table:table-cell table:style-name="ce3" office:value-type="string" calcext:value-type="string">
            <text:p>Meeting Name</text:p>
          </table:table-cell>
          <table:table-cell table:style-name="ce3" office:value-type="string" calcext:value-type="string">
            <text:p>Conference Name</text:p>
          </table:table-cell>
          <table:table-cell table:style-name="ce3" office:value-type="string" calcext:value-type="string">
            <text:p>Court</text:p>
          </table:table-cell>
          <table:table-cell table:style-name="ce3" office:value-type="string" calcext:value-type="string">
            <text:p>References</text:p>
          </table:table-cell>
          <table:table-cell table:style-name="ce3" office:value-type="string" calcext:value-type="string">
            <text:p>Reporter</text:p>
          </table:table-cell>
          <table:table-cell table:style-name="ce3" office:value-type="string" calcext:value-type="string">
            <text:p>Legal Status</text:p>
          </table:table-cell>
          <table:table-cell table:style-name="ce3" office:value-type="string" calcext:value-type="string">
            <text:p>Priority Numbers</text:p>
          </table:table-cell>
          <table:table-cell table:style-name="ce3" office:value-type="string" calcext:value-type="string">
            <text:p>Programming Language</text:p>
          </table:table-cell>
          <table:table-cell table:style-name="ce3" office:value-type="string" calcext:value-type="string">
            <text:p>Version</text:p>
          </table:table-cell>
          <table:table-cell table:style-name="ce3" office:value-type="string" calcext:value-type="string">
            <text:p>System</text:p>
          </table:table-cell>
          <table:table-cell table:style-name="ce3" office:value-type="string" calcext:value-type="string">
            <text:p>Code</text:p>
          </table:table-cell>
          <table:table-cell table:style-name="ce3" office:value-type="string" calcext:value-type="string">
            <text:p>Code Number</text:p>
          </table:table-cell>
          <table:table-cell table:style-name="ce3" office:value-type="string" calcext:value-type="string">
            <text:p>Section</text:p>
          </table:table-cell>
          <table:table-cell table:style-name="ce3" office:value-type="string" calcext:value-type="string">
            <text:p>Session</text:p>
          </table:table-cell>
          <table:table-cell table:style-name="ce3" office:value-type="string" calcext:value-type="string">
            <text:p>Committee</text:p>
          </table:table-cell>
          <table:table-cell table:style-name="ce3" office:value-type="string" calcext:value-type="string">
            <text:p>History</text:p>
          </table:table-cell>
          <table:table-cell table:style-name="ce3" office:value-type="string" calcext:value-type="string">
            <text:p>Legislative Body</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83" calcext:value-type="float">
            <text:p>1883</text:p>
          </table:table-cell>
          <table:table-cell table:style-name="ce6" office:value-type="string" calcext:value-type="string">
            <text:p>Bello , Andrés</text:p>
          </table:table-cell>
          <table:table-cell table:style-name="ce6" office:value-type="string" calcext:value-type="string">
            <text:p>Obras Completas VI, Opúsculos literarios y críticos</text:p>
          </table:table-cell>
          <table:table-cell table:number-columns-repeated="4" table:style-name="ce6" office:value-type="string" calcext:value-type="string">
            <text:p> </text:p>
          </table:table-cell>
          <table:table-cell table:style-name="ce6" office:value-type="string" calcext:value-type="string">
            <text:p>https://ia601509.us.archive.org/35/items/obras-completas-de-don-andres-bello/Obras%20completas%20VI%20de%20don%20Andr%C3%A9s%20Bello.pdf</text:p>
          </table:table-cell>
          <table:table-cell table:style-name="ce6" office:value-type="string" calcext:value-type="string">
            <text:p> </text:p>
          </table:table-cell>
          <table:table-cell table:style-name="ce6" office:value-type="float" office:value="1883" calcext:value-type="float">
            <text:p>1883</text:p>
          </table:table-cell>
          <table:table-cell table:number-columns-repeated="15" table:style-name="ce6" office:value-type="string" calcext:value-type="string">
            <text:p> </text:p>
          </table:table-cell>
          <table:table-cell table:style-name="ce6" office:value-type="string" calcext:value-type="string">
            <text:p>Santiago de Chile</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European Libraries</text:p>
          </table:table-cell>
          <table:table-cell table:style-name="ce6" office:value-type="string" calcext:value-type="string">
            <text:p>https://archive.org/details/europeanlibraries</text:p>
          </table:table-cell>
          <table:table-cell table:style-name="ce6" office:value-type="string" calcext:value-type="string">
            <text:p>http://www.worldcat.org/oclc/488513072</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El abate Masdeu es uno de aquellos críticos que, poseídos do un patriotismo fanático, pierden los estribos desde que encuentran un hecho, un documento, en que se imaginan vulnerado el honor de su nación, de su provincia, de su ciudad predilecta. En varias partes de la Historia Crítica, se deja entrever un escritor apasionado, cuyo buen juicio está a la merced de ridículas antipatías. Masdeu era natural de Barcelona, i la Gesta Roderici refiere que un conde de Barcelona fue dos veces vencido, i lo que es peor, generosamente restituido a la libertad por el Cid. Hinc illoe lacrimoe. Era menester, en castigo de tamaña osadía, tiznar con una nota de infamia aquella pretendida historia, i tratar con inexorable rigor al personaje historiado, desterrándole al país de las novelas i romances.&lt;/p&gt;</text:p>
          </table:table-cell>
          <table:table-cell table:style-name="ce6" office:value-type="string" calcext:value-type="string">
            <text:p>Obras_completas_VI_Andrés Bello.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46" calcext:value-type="float">
            <text:p>1946</text:p>
          </table:table-cell>
          <table:table-cell table:style-name="ce6" office:value-type="string" calcext:value-type="string">
            <text:p>Rojas , Arístides</text:p>
          </table:table-cell>
          <table:table-cell table:style-name="ce6" office:value-type="string" calcext:value-type="string">
            <text:p>Crónicas de Caracas</text:p>
          </table:table-cell>
          <table:table-cell table:number-columns-repeated="4" table:style-name="ce6" office:value-type="string" calcext:value-type="string">
            <text:p> </text:p>
          </table:table-cell>
          <table:table-cell table:style-name="ce6" office:value-type="string" calcext:value-type="string">
            <text:p>https://ia601507.us.archive.org/7/items/cronicas_de_caracas_aristides_rojas/cronicas_de_caracas_aristides_rojas.pdf</text:p>
          </table:table-cell>
          <table:table-cell table:style-name="ce6" office:value-type="string" calcext:value-type="string">
            <text:p> </text:p>
          </table:table-cell>
          <table:table-cell table:style-name="ce6" office:value-type="float" office:value="1946" calcext:value-type="float">
            <text:p>1946</text:p>
          </table:table-cell>
          <table:table-cell table:number-columns-repeated="15" table:style-name="ce6" office:value-type="string" calcext:value-type="string">
            <text:p> </text:p>
          </table:table-cell>
          <table:table-cell table:style-name="ce6" office:value-type="string" calcext:value-type="string">
            <text:p>Buenos Aire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text:p>
          </table:table-cell>
          <table:table-cell table:style-name="ce6" office:value-type="string" calcext:value-type="string">
            <text:p>http://www.worldcat.org/oclc/948412987</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Caen los imperios y derrúmbanse las sociedades, de la misma manera que se desprenden las hojas de los árboles. Todo nace y muere, todo pasa y nada es estable, porque tal es el destino, al cual sometió la Providencia las cosas sublunares.¿Dónde están los patronos y abogados de Caracas?&lt;/p&gt;</text:p>
          </table:table-cell>
          <table:table-cell table:style-name="ce6" office:value-type="string" calcext:value-type="string">
            <text:p>cronica_caracas_aristides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84" calcext:value-type="float">
            <text:p>1884</text:p>
          </table:table-cell>
          <table:table-cell table:style-name="ce6" office:value-type="string" calcext:value-type="string">
            <text:p>A. Romero , Telmo</text:p>
          </table:table-cell>
          <table:table-cell table:style-name="ce6" office:value-type="string" calcext:value-type="string">
            <text:p>El bien general</text:p>
          </table:table-cell>
          <table:table-cell table:number-columns-repeated="4" table:style-name="ce6" office:value-type="string" calcext:value-type="string">
            <text:p> </text:p>
          </table:table-cell>
          <table:table-cell table:style-name="ce6" office:value-type="string" calcext:value-type="string">
            <text:p>https://ia601404.us.archive.org/23/items/telmo_romero-el_bien_general/telmo_romero-el_bien_general.pdf</text:p>
          </table:table-cell>
          <table:table-cell table:style-name="ce6" office:value-type="string" calcext:value-type="string">
            <text:p> </text:p>
          </table:table-cell>
          <table:table-cell table:style-name="ce6" office:value-type="float" office:value="1884" calcext:value-type="float">
            <text:p>1884</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 ¡La sífilis! exclamé yo, sin poder ocultar mi curiosidad. ¿Tú curas la sífilis ? más luego volviendo sobre mí, le pregunté ¿y no podrás tú indicarme los medios que empleas para conseguir esas curaciones que, según tú, haces y has hecho siempre entre los tuyos?— Oh, no, exclamó, si yo te enseñara esos métodos, irías bien pronto a publicarlos por toda la comarca, y luego mis descubrimientos serían conocidos de todas estas tribus, lo que, como tú comprenderás, no me conviene por ningún respecto.&lt;/p&gt;</text:p>
          </table:table-cell>
          <table:table-cell table:style-name="ce6" office:value-type="string" calcext:value-type="string">
            <text:p>el_bien_general-Telmo_Romero-MOREL.jpg</text:p>
          </table:table-cell>
          <table:table-cell table:number-columns-repeated="20" table:style-name="ce6" office:value-type="string" calcext:value-type="string">
            <text:p> </text:p>
          </table:table-cell>
          <table:table-cell table:style-name="ce6" office:value-type="float" office:value="1884" calcext:value-type="float">
            <text:p>1884</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2019" calcext:value-type="float">
            <text:p>2019</text:p>
          </table:table-cell>
          <table:table-cell table:style-name="ce6" office:value-type="string" calcext:value-type="string">
            <text:p>Rodríguez , Simón</text:p>
          </table:table-cell>
          <table:table-cell table:style-name="ce6" office:value-type="string" calcext:value-type="string">
            <text:p>Bolívar contra Bolívar</text:p>
          </table:table-cell>
          <table:table-cell table:number-columns-repeated="4" table:style-name="ce6" office:value-type="string" calcext:value-type="string">
            <text:p> </text:p>
          </table:table-cell>
          <table:table-cell table:style-name="ce6" office:value-type="string" calcext:value-type="string">
            <text:p>https://ia601408.us.archive.org/32/items/bolivar-contra-bolivar/Bolivar_Contra_Bolivar.pdf</text:p>
          </table:table-cell>
          <table:table-cell table:style-name="ce6" office:value-type="string" calcext:value-type="string">
            <text:p> </text:p>
          </table:table-cell>
          <table:table-cell table:style-name="ce6" office:value-type="float" office:value="2019" calcext:value-type="float">
            <text:p>2019</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Consejo Latinoamericano de Ciencias Sociales</text:p>
          </table:table-cell>
          <table:table-cell table:style-name="ce6" office:value-type="string" calcext:value-type="string">
            <text:p>https://www.clacso.org.ar/biblioteca_ayacucho/</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El que conozca las Colonias Españolas, no cesará de admirar a Bolívar, y nunca lo admirará bastante. Bolívar no se ha apropiado la parte, que han tenido en su gloria, muchos de sus Compañeros: él ha sido el primero que les ha hecho justicia a la faz del mundo – que ha premiado, y que ha recomendado sus servicios – En Europa pelean soldados contra soldados, y los Generales, fuera del campo de batalla, van en coche: en América, el ejército ha combatido contra los elementos y contra los imposibles – abrazándose en las llanuras y helándose en las montañas… ¡sin caminos, sin puentes, y, las más de veces, sin caballos!…&lt;/p&gt;</text:p>
          </table:table-cell>
          <table:table-cell table:style-name="ce6" office:value-type="string" calcext:value-type="string">
            <text:p>Bolivar_Contra_Bolivar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18" calcext:value-type="float">
            <text:p>1918</text:p>
          </table:table-cell>
          <table:table-cell table:style-name="ce6" office:value-type="string" calcext:value-type="string">
            <text:p>Bolívar Coronado , Rafael;Blanco Fombona , Rufino</text:p>
          </table:table-cell>
          <table:table-cell table:style-name="ce6" office:value-type="string" calcext:value-type="string">
            <text:p>Los caciques heroicos</text:p>
          </table:table-cell>
          <table:table-cell table:number-columns-repeated="4" table:style-name="ce6" office:value-type="string" calcext:value-type="string">
            <text:p> </text:p>
          </table:table-cell>
          <table:table-cell table:style-name="ce6" office:value-type="string" calcext:value-type="string">
            <text:p>https://ia601405.us.archive.org/35/items/los_caciques_heroicos/los_caciques_heroicos.pdf</text:p>
          </table:table-cell>
          <table:table-cell table:style-name="ce6" office:value-type="string" calcext:value-type="string">
            <text:p> </text:p>
          </table:table-cell>
          <table:table-cell table:style-name="ce6" office:value-type="float" office:value="1918" calcext:value-type="float">
            <text:p>1918</text:p>
          </table:table-cell>
          <table:table-cell table:number-columns-repeated="15" table:style-name="ce6" office:value-type="string" calcext:value-type="string">
            <text:p> </text:p>
          </table:table-cell>
          <table:table-cell table:style-name="ce6" office:value-type="string" calcext:value-type="string">
            <text:p>Madrid</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s</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En este [forjado] texto francés hay muchas cosas que merecen la mayor alabanza: mayor­mente la gran sutileza del historiador y su mucha malicia y discreción al ahondar en la vida del Cacique, que fué nuestro opo­sitor aguerrido, impetuoso, potente, en las ínsulas del Mar del Norte y gran par­te del enjambre de islas que pueblan aquellas verdes y agitadas aguas.Y sube de punto lo laborioso de estas diligencias si se tiene en cuenta que en el personaje historiado no contó con docu­mentos, ni con muestras subterráneas ni con monumentos, sino que sólo se facili­taban las tradiciones, los consejos, los re­cuerdos y grandes hechos, transmitidos de generación en generación.&lt;/p&gt;</text:p>
          </table:table-cell>
          <table:table-cell table:style-name="ce6" office:value-type="string" calcext:value-type="string">
            <text:p>Los_caciques_heroicos-Bolivar_Coronado-MOREL.jpg</text:p>
          </table:table-cell>
          <table:table-cell table:number-columns-repeated="20" table:style-name="ce6" office:value-type="string" calcext:value-type="string">
            <text:p> </text:p>
          </table:table-cell>
          <table:table-cell table:style-name="ce6" office:value-type="float" office:value="1918" calcext:value-type="float">
            <text:p>1918</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51" calcext:value-type="float">
            <text:p>1951</text:p>
          </table:table-cell>
          <table:table-cell table:style-name="ce6" office:value-type="string" calcext:value-type="string">
            <text:p>de la Parra , Teresa</text:p>
          </table:table-cell>
          <table:table-cell table:style-name="ce6" office:value-type="string" calcext:value-type="string">
            <text:p>Cartas</text:p>
          </table:table-cell>
          <table:table-cell table:number-columns-repeated="4" table:style-name="ce6" office:value-type="string" calcext:value-type="string">
            <text:p> </text:p>
          </table:table-cell>
          <table:table-cell table:style-name="ce6" office:value-type="string" calcext:value-type="string">
            <text:p>https://ia601403.us.archive.org/30/items/cartas_de_teresa_de_la_parra_202006/cartas_de_teresa_de_la_parra.pdf</text:p>
          </table:table-cell>
          <table:table-cell table:style-name="ce6" office:value-type="string" calcext:value-type="string">
            <text:p> </text:p>
          </table:table-cell>
          <table:table-cell table:style-name="ce6" office:value-type="float" office:value="1951" calcext:value-type="float">
            <text:p>1951</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Cada día me deprime más ese medio de me­diocres de relumbrón que se hacen dar banquetes y nombrar por críticos benevolentes para hacer efecto allá, al otro lado del mar, a personas que en el fondo valen más que ellos y a quienes desorien­tan y envenenan con el espejismo de la notorie­dad. Entre los muchos bienes que debo a mi viaje por Colombia hay uno que aprecio sobre todos: el de no haber sentido un momento halagado el amor propio por los homenajes, sino una especie de rubor muy hondo ante la idea de que me so­brepasaban. Esa reacción de humildad espontánea me ha hecho un bien inmenso, porque me ha des­pertado el deseo de merecer en realidad, a la ma­nera de los místicos, y de los obreros de las cate­drales de la Edad Media que esculpían una piedra y la colocaban en un lugar obscuro sin grabar su nombre.&lt;/p&gt;</text:p>
          </table:table-cell>
          <table:table-cell table:style-name="ce6" office:value-type="string" calcext:value-type="string">
            <text:p>cartas-teresa_de_la_parra-MOREL.jpg</text:p>
          </table:table-cell>
          <table:table-cell table:number-columns-repeated="20" table:style-name="ce6" office:value-type="string" calcext:value-type="string">
            <text:p> </text:p>
          </table:table-cell>
          <table:table-cell table:style-name="ce6" office:value-type="float" office:value="1951" calcext:value-type="float">
            <text:p>1951</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00" calcext:value-type="float">
            <text:p>1900</text:p>
          </table:table-cell>
          <table:table-cell table:style-name="ce6" office:value-type="string" calcext:value-type="string">
            <text:p>Blanco Fombona , Rufino</text:p>
          </table:table-cell>
          <table:table-cell table:style-name="ce6" office:value-type="string" calcext:value-type="string">
            <text:p>Cuentos de poeta</text:p>
          </table:table-cell>
          <table:table-cell table:number-columns-repeated="4" table:style-name="ce6" office:value-type="string" calcext:value-type="string">
            <text:p> </text:p>
          </table:table-cell>
          <table:table-cell table:style-name="ce6" office:value-type="string" calcext:value-type="string">
            <text:p>https://ia601503.us.archive.org/14/items/blanco-fombona-cuentos/blanco-fombona-cuentos.pdf</text:p>
          </table:table-cell>
          <table:table-cell table:style-name="ce6" office:value-type="string" calcext:value-type="string">
            <text:p> </text:p>
          </table:table-cell>
          <table:table-cell table:style-name="ce6" office:value-type="float" office:value="1900" calcext:value-type="float">
            <text:p>1900</text:p>
          </table:table-cell>
          <table:table-cell table:number-columns-repeated="15" table:style-name="ce6" office:value-type="string" calcext:value-type="string">
            <text:p> </text:p>
          </table:table-cell>
          <table:table-cell table:style-name="ce6" office:value-type="string" calcext:value-type="string">
            <text:p>Maracaibo</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Proyecto Gutenberg</text:p>
          </table:table-cell>
          <table:table-cell table:style-name="ce6" office:value-type="string" calcext:value-type="string">
            <text:p>https://www.gutenberg.org</text:p>
          </table:table-cell>
          <table:table-cell table:style-name="ce6" office:value-type="string" calcext:value-type="string">
            <text:p>http://www.worldcat.org/oclc/633682205</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Ella, la enamorada, lo engañó; lo engañó con un músico, artista extranjero, bohemio errante. La hija del montón, nostálgica de aventuras; la gitana, acaso la artista, se despertó en Carmen, y ya no hubo para la bella alondra fascinada, sino el soñar con placenteras noches azules, en lejanos países, entre un coro de admiradores deslumbrados por su belleza, ebrios de champaña y de amor.El, al principio, tuvo tentaciones de pegarle. Pero no podía ser. Reaccionó. Carmen, hija del lodo, en el lodo se despeñaba. Víctima, sin saberlo, de una dolorosa herencia de infamia; renuevo anónimo, espuma de la hez, era una flor de la hampa, pálido nelumbo abierto en el légamo.&lt;/p&gt;</text:p>
          </table:table-cell>
          <table:table-cell table:style-name="ce6" office:value-type="string" calcext:value-type="string">
            <text:p>cuentos_blanco_fombona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18" calcext:value-type="float">
            <text:p>1918</text:p>
          </table:table-cell>
          <table:table-cell table:style-name="ce6" office:value-type="string" calcext:value-type="string">
            <text:p>Rafael Pocaterra , José</text:p>
          </table:table-cell>
          <table:table-cell table:style-name="ce6" office:value-type="string" calcext:value-type="string">
            <text:p>El doctor Bebé</text:p>
          </table:table-cell>
          <table:table-cell table:number-columns-repeated="4" table:style-name="ce6" office:value-type="string" calcext:value-type="string">
            <text:p> </text:p>
          </table:table-cell>
          <table:table-cell table:style-name="ce6" office:value-type="string" calcext:value-type="string">
            <text:p>https://ia601408.us.archive.org/28/items/el-doctor-bebe-novela_202010/El%20doctor%20Beb%C3%A9%20%28novela%29.pdf</text:p>
          </table:table-cell>
          <table:table-cell table:style-name="ce6" office:value-type="string" calcext:value-type="string">
            <text:p> </text:p>
          </table:table-cell>
          <table:table-cell table:style-name="ce6" office:value-type="float" office:value="1918" calcext:value-type="float">
            <text:p>1918</text:p>
          </table:table-cell>
          <table:table-cell table:number-columns-repeated="15" table:style-name="ce6" office:value-type="string" calcext:value-type="string">
            <text:p> </text:p>
          </table:table-cell>
          <table:table-cell table:style-name="ce6" office:value-type="string" calcext:value-type="string">
            <text:p>Madrid</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Canadian Libraries</text:p>
          </table:table-cell>
          <table:table-cell table:style-name="ce6" office:value-type="string" calcext:value-type="string">
            <text:p>https://archive.org/details/toronto</text:p>
          </table:table-cell>
          <table:table-cell table:style-name="ce6" office:value-type="string" calcext:value-type="string">
            <text:p>http://www.worldcat.org/oclc/253263282</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La señora Montesillo supo que algunas veces salían en las vistas cosas indecentes: una mujer bañándose, dos enamorados sin miramientos… Advirtióles desde su severidad que si no eran malas las vistas, podían ir. Para ella la moral era lo primero; sus hijas así lo comprendían y podían dar fe de lo cuidadosamente que tapaba algunos desnudos en los cromos, expurgaba los periódicos antes de que los leyeran y no permitía libros de cierta índole en su casa. Algunos eclesiásticos, entre ellos el padre Benítez, tenían gran influencia en la familia. ¡Como Cruz era tan descuidado!&lt;/p&gt;</text:p>
          </table:table-cell>
          <table:table-cell table:style-name="ce6" office:value-type="string" calcext:value-type="string">
            <text:p>pocaterra_bebe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79" calcext:value-type="float">
            <text:p>1979</text:p>
          </table:table-cell>
          <table:table-cell table:style-name="ce6" office:value-type="string" calcext:value-type="string">
            <text:p>Bolivar , Simón</text:p>
          </table:table-cell>
          <table:table-cell table:style-name="ce6" office:value-type="string" calcext:value-type="string">
            <text:p>Doctrina del Libertador</text:p>
          </table:table-cell>
          <table:table-cell table:number-columns-repeated="4" table:style-name="ce6" office:value-type="string" calcext:value-type="string">
            <text:p> </text:p>
          </table:table-cell>
          <table:table-cell table:style-name="ce6" office:value-type="string" calcext:value-type="string">
            <text:p>https://ia601400.us.archive.org/1/items/doctrina-del-libertador-simon-bolivar/Doctrina_del_Libertador_Simon_Bolivar.pdf</text:p>
          </table:table-cell>
          <table:table-cell table:style-name="ce6" office:value-type="string" calcext:value-type="string">
            <text:p> </text:p>
          </table:table-cell>
          <table:table-cell table:style-name="ce6" office:value-type="float" office:value="1979" calcext:value-type="float">
            <text:p>1979</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Consejo Latinoamericano de Ciencias Sociales</text:p>
          </table:table-cell>
          <table:table-cell table:style-name="ce6" office:value-type="string" calcext:value-type="string">
            <text:p>https://www.clacso.org.ar/biblioteca_ayacucho/</text:p>
          </table:table-cell>
          <table:table-cell table:style-name="ce6" office:value-type="string" calcext:value-type="string">
            <text:p>http://www.worldcat.org/oclc/834914737</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Al describir el caos que nos envuelve, casi me ha parecido superfluo hablaros de nuestras relaciones con los demás pueblos de la tierra. Ellas prosperaron a medida que se exaltaba nuestra gloria militar y la prudencia de nuestros conciudadanos(..). El progreso de las relaciones exteriores ha dependido siempre de la sabiduría del Gobierno y de la concordia del pueblo. Ninguna nación se hizo nunca estimar, sino por la práctica de estas ventajas: ninguna se hizo respetable sin la unión que la fortifica. Y discorde Colombia, menospreciando sus leyes, arruinando su crédito, ¿qué alicientes podrá ella ofrecer a sus amigos? ¿Qué garantes para conservar siquiera a las que tiene? Retrogradando, en vez de avanzar, en la carrera civil, no inspira sino esquivez.&lt;/p&gt;</text:p>
          </table:table-cell>
          <table:table-cell table:style-name="ce6" office:value-type="string" calcext:value-type="string">
            <text:p>libertador_doctrina.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81" calcext:value-type="float">
            <text:p>1981</text:p>
          </table:table-cell>
          <table:table-cell table:style-name="ce6" office:value-type="string" calcext:value-type="string">
            <text:p>Blanco Fombona , Rufino</text:p>
          </table:table-cell>
          <table:table-cell table:style-name="ce6" office:value-type="string" calcext:value-type="string">
            <text:p>Ensayos históricos</text:p>
          </table:table-cell>
          <table:table-cell table:number-columns-repeated="4" table:style-name="ce6" office:value-type="string" calcext:value-type="string">
            <text:p> </text:p>
          </table:table-cell>
          <table:table-cell table:style-name="ce6" office:value-type="string" calcext:value-type="string">
            <text:p>https://ia601505.us.archive.org/3/items/ensayos-historicos-rufino-blanco-fombona/Ensayos_historicos_Rufino_Blanco_Fombona.pdf</text:p>
          </table:table-cell>
          <table:table-cell table:style-name="ce6" office:value-type="string" calcext:value-type="string">
            <text:p> </text:p>
          </table:table-cell>
          <table:table-cell table:style-name="ce6" office:value-type="float" office:value="1981" calcext:value-type="float">
            <text:p>1981</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Consejo Latinoamericano de Ciencias Sociales</text:p>
          </table:table-cell>
          <table:table-cell table:style-name="ce6" office:value-type="string" calcext:value-type="string">
            <text:p>https://www.clacso.org.ar/biblioteca_ayacucho/</text:p>
          </table:table-cell>
          <table:table-cell table:style-name="ce6" office:value-type="string" calcext:value-type="string">
            <text:p>http://www.worldcat.org/oclc/1043994394</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Por creer a la América una inmensa factoría y gobernarla como tal, perdió España sus colonias americanas entre 1810 y 1824. En el capítulo de cargos que los insurgentes hacían, corre ese como principal. Por creer a América una inmensa factoría, no supo España verla crecer —ni aprovechó aquellas fuerzas propicias— durante el siglo xix. Por creer a la América una inmensa factoría, desoyó España los prudentes consejos de Pi y Margall, respecto a Cuba. Por creer a América una inmensa factoría, ocurrieron la guerra con los Estados Unidos y los desastres y sonrojos subsiguientes.&lt;/p&gt;&lt;p&gt;La experiencia nada enseña, según advertimos. Hoy, en pleno siglo xx, un Sr. Job, cuyo talento agrava su actitud, opina también que América es una inmensa factoría.&lt;/p&gt;</text:p>
          </table:table-cell>
          <table:table-cell table:style-name="ce6" office:value-type="string" calcext:value-type="string">
            <text:p>Ensayos_historicos_Blanco_Fombona.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94" calcext:value-type="float">
            <text:p>1994</text:p>
          </table:table-cell>
          <table:table-cell table:style-name="ce6" office:value-type="string" calcext:value-type="string">
            <text:p>Febres Cordero , Tulio</text:p>
          </table:table-cell>
          <table:table-cell table:style-name="ce6" office:value-type="string" calcext:value-type="string">
            <text:p>Cuentos</text:p>
          </table:table-cell>
          <table:table-cell table:number-columns-repeated="4" table:style-name="ce6" office:value-type="string" calcext:value-type="string">
            <text:p> </text:p>
          </table:table-cell>
          <table:table-cell table:style-name="ce6" office:value-type="string" calcext:value-type="string">
            <text:p>https://ia601508.us.archive.org/20/items/tulio-febres-cordero-cuentos/Tulio-Febres-Cordero-Cuentos.pdf</text:p>
          </table:table-cell>
          <table:table-cell table:style-name="ce6" office:value-type="string" calcext:value-type="string">
            <text:p> </text:p>
          </table:table-cell>
          <table:table-cell table:style-name="ce6" office:value-type="float" office:value="1994" calcext:value-type="float">
            <text:p>1994</text:p>
          </table:table-cell>
          <table:table-cell table:number-columns-repeated="15" table:style-name="ce6" office:value-type="string" calcext:value-type="string">
            <text:p> </text:p>
          </table:table-cell>
          <table:table-cell table:style-name="ce6" office:value-type="string" calcext:value-type="string">
            <text:p>Mérida, Venezuela</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text:p>
          </table:table-cell>
          <table:table-cell table:style-name="ce6" office:value-type="string" calcext:value-type="string">
            <text:p>http://www.worldcat.org/oclc/760610050</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El campo tiene el mágico poder de inspirar bellos pensamientos. Leer esto e imaginarme haber hallado la clave de un idilio, pensaba yo, ha estado alguna pareja de amantes con las manos juntas y los corazones mucho más, jurándose amor eterno a la puesta del sol, hora en que se tiñen de rosa los collados y cantan las aves, ya ocultas entre el follaje, su melancólica despedida. Pero ¿quienes eran ellos?…&lt;/p&gt;</text:p>
          </table:table-cell>
          <table:table-cell table:style-name="ce6" office:value-type="string" calcext:value-type="string">
            <text:p>cuentos_febres_cordero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2017" calcext:value-type="float">
            <text:p>2017</text:p>
          </table:table-cell>
          <table:table-cell table:style-name="ce6" office:value-type="string" calcext:value-type="string">
            <text:p>Toro , Fermín</text:p>
          </table:table-cell>
          <table:table-cell table:style-name="ce6" office:value-type="string" calcext:value-type="string">
            <text:p>Los mártires</text:p>
          </table:table-cell>
          <table:table-cell table:number-columns-repeated="4" table:style-name="ce6" office:value-type="string" calcext:value-type="string">
            <text:p> </text:p>
          </table:table-cell>
          <table:table-cell table:style-name="ce6" office:value-type="string" calcext:value-type="string">
            <text:p>https://ia601407.us.archive.org/23/items/los-martires.-fermin-toro/Los%20martires.%20Ferm%C3%ADn%20Toro.pdf</text:p>
          </table:table-cell>
          <table:table-cell table:style-name="ce6" office:value-type="string" calcext:value-type="string">
            <text:p> </text:p>
          </table:table-cell>
          <table:table-cell table:style-name="ce6" office:value-type="float" office:value="2017" calcext:value-type="float">
            <text:p>2017</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Fundación Editorial El perro y la rana</text:p>
          </table:table-cell>
          <table:table-cell table:style-name="ce6" office:value-type="string" calcext:value-type="string">
            <text:p>http://www.elperroylarana.gob.ve</text:p>
          </table:table-cell>
          <table:table-cell table:style-name="ce6" office:value-type="string" calcext:value-type="string">
            <text:p>http://www.worldcat.org/oclc/419587801</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Adiós” me dijo Eduardo con una voz y una mirada que me hicieron temer nuevas desgracias. “Eduardo”, le dije con tono severo: “no saldrás sin mí; mira si quieres que haya otra víctima y este anciano te seguirá”. Al oír mis palabras, volvió a caer sobre la silla dando un gemido que me tras-pasó el corazón. ¡Cuán larga noche! ¡qué eternidad! Las horas se hacían siglos para nuestro sufrimiento y nuestra mortal impaciencia duplicaba las horas y aumentaba el tormento…&lt;/p&gt;</text:p>
          </table:table-cell>
          <table:table-cell table:style-name="ce6" office:value-type="string" calcext:value-type="string">
            <text:p>fermin_toro_martires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19" calcext:value-type="float">
            <text:p>1919</text:p>
          </table:table-cell>
          <table:table-cell table:style-name="ce6" office:value-type="string" calcext:value-type="string">
            <text:p>F. O’Leary , Daniel</text:p>
          </table:table-cell>
          <table:table-cell table:style-name="ce6" office:value-type="string" calcext:value-type="string">
            <text:p>Gran Colombia y España (1819-1822)</text:p>
          </table:table-cell>
          <table:table-cell table:number-columns-repeated="4" table:style-name="ce6" office:value-type="string" calcext:value-type="string">
            <text:p> </text:p>
          </table:table-cell>
          <table:table-cell table:style-name="ce6" office:value-type="string" calcext:value-type="string">
            <text:p>https://ia601409.us.archive.org/5/items/daniel-o-leary-gran-colombia-y-espana-1819-1822/Daniel_O%27Leary-gran-colombia_y_espana_1819_1822.pdf</text:p>
          </table:table-cell>
          <table:table-cell table:style-name="ce6" office:value-type="string" calcext:value-type="string">
            <text:p> </text:p>
          </table:table-cell>
          <table:table-cell table:style-name="ce6" office:value-type="float" office:value="1919" calcext:value-type="float">
            <text:p>1919</text:p>
          </table:table-cell>
          <table:table-cell table:number-columns-repeated="15" table:style-name="ce6" office:value-type="string" calcext:value-type="string">
            <text:p> </text:p>
          </table:table-cell>
          <table:table-cell table:style-name="ce6" office:value-type="string" calcext:value-type="string">
            <text:p>Madrid</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Cervantes Virtual</text:p>
          </table:table-cell>
          <table:table-cell table:style-name="ce6" office:value-type="string" calcext:value-type="string">
            <text:p>http://www.cervantesvirtual.com/</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A sus íntimos amigos decía: el plan en sí mismo es grande y magnífico; pero además de su utilidad deseo verlo realizado, porque nos da la oportunidad de remediar en parte la injusticia que se ha hecho a un grande hombre, á quien de ese modo erigiremos un monumento que justifique nuestra gratitud. Llamando á nuestra república Colombia y denominando su capital Las Casas, probaremos al mundo que no sólo tenemos derecho a ser libres, sino á ser considerados bastantemente justos para saber honrar á los amigos y á los bienhechores de la humanidad; Colón y Las Casas pertenecen a la América. Honrémonos perpetuando sus glorias.&lt;/p&gt;</text:p>
          </table:table-cell>
          <table:table-cell table:style-name="ce6" office:value-type="string" calcext:value-type="string">
            <text:p>Daniel_O’Leary-gran-colombia_y_espana_1819_1822.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17" calcext:value-type="float">
            <text:p>1917</text:p>
          </table:table-cell>
          <table:table-cell table:style-name="ce6" office:value-type="string" calcext:value-type="string">
            <text:p>Blanco Fombona , Rufino</text:p>
          </table:table-cell>
          <table:table-cell table:style-name="ce6" office:value-type="string" calcext:value-type="string">
            <text:p>Grandes escritores de América</text:p>
          </table:table-cell>
          <table:table-cell table:number-columns-repeated="4" table:style-name="ce6" office:value-type="string" calcext:value-type="string">
            <text:p> </text:p>
          </table:table-cell>
          <table:table-cell table:style-name="ce6" office:value-type="string" calcext:value-type="string">
            <text:p>https://ia803405.us.archive.org/4/items/grandes-escritores-de-america/Grandes%20escritores%20de%20America.pdf</text:p>
          </table:table-cell>
          <table:table-cell table:style-name="ce6" office:value-type="string" calcext:value-type="string">
            <text:p> </text:p>
          </table:table-cell>
          <table:table-cell table:style-name="ce6" office:value-type="float" office:value="1917" calcext:value-type="float">
            <text:p>1917</text:p>
          </table:table-cell>
          <table:table-cell table:number-columns-repeated="15" table:style-name="ce6" office:value-type="string" calcext:value-type="string">
            <text:p> </text:p>
          </table:table-cell>
          <table:table-cell table:style-name="ce6" office:value-type="string" calcext:value-type="string">
            <text:p>Madrid</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American Libraries</text:p>
          </table:table-cell>
          <table:table-cell table:style-name="ce6" office:value-type="string" calcext:value-type="string">
            <text:p>https://archive.org/details/americana</text:p>
          </table:table-cell>
          <table:table-cell table:style-name="ce6" office:value-type="string" calcext:value-type="string">
            <text:p>http://www.worldcat.org/oclc/567949813</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La Moral, es decir, la armonía, el orden del ser consciente, está dentro de la Naturaleza y obedece á leyes naturales como la armonía del cosmos, de la que es correlativa.&lt;/p&gt;&lt;p&gt;El cumplimiento del deber le parece al moralista americano una nota estética, y por ello grata en sí y de delicioso cumplimiento. Considera el deber como una deducción espontánea de cuantas relaciones no ligan con el mundo externo, con el mundo inmterno y con el mundo social.&lt;/p&gt;</text:p>
          </table:table-cell>
          <table:table-cell table:style-name="ce6" office:value-type="string" calcext:value-type="string">
            <text:p>grandes_escritores_rufino_blanco_fombona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85" calcext:value-type="float">
            <text:p>1885</text:p>
          </table:table-cell>
          <table:table-cell table:style-name="ce6" office:value-type="string" calcext:value-type="string">
            <text:p>de Oviedo y Baños , José</text:p>
          </table:table-cell>
          <table:table-cell table:style-name="ce6" office:value-type="string" calcext:value-type="string">
            <text:p>Historia de la conquista y población de la provincia de Venezuela</text:p>
          </table:table-cell>
          <table:table-cell table:number-columns-repeated="4" table:style-name="ce6" office:value-type="string" calcext:value-type="string">
            <text:p> </text:p>
          </table:table-cell>
          <table:table-cell table:style-name="ce6" office:value-type="string" calcext:value-type="string">
            <text:p>https://ia601405.us.archive.org/2/items/jose_de_oviedo_y_banos_historia_de_la_conquista_y_poblacion_de_la_provincia_de_venezuela_tomo_1_MOREL/jose_de_oviedo_y_banos_historia_de_la_conquista_y_poblacion_de_la_provincia_de_venezuela_tomo_1_MOREL.pdf</text:p>
          </table:table-cell>
          <table:table-cell table:style-name="ce6" office:value-type="string" calcext:value-type="string">
            <text:p> </text:p>
          </table:table-cell>
          <table:table-cell table:style-name="ce6" office:value-type="float" office:value="1885" calcext:value-type="float">
            <text:p>1885</text:p>
          </table:table-cell>
          <table:table-cell table:number-columns-repeated="15" table:style-name="ce6" office:value-type="string" calcext:value-type="string">
            <text:p> </text:p>
          </table:table-cell>
          <table:table-cell table:style-name="ce6" office:value-type="string" calcext:value-type="string">
            <text:p>Madrid</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Google Books</text:p>
          </table:table-cell>
          <table:table-cell table:style-name="ce6" office:value-type="string" calcext:value-type="string">
            <text:p>http://books.google.com</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Cuando los españoles descubrieron a primera vez esta laguna, hallaron grandes poblaciones de indios formadas dentro del agua por todas sus orillas, y de aquí tomaron motivo para llamarla Venezuela, por la similitud que tenía su planta con la ciudad de Venecia; nombre que se extendió después á toda la provincia, aunque al presente sólo han quedado cuatro pueblos que mantienen la memoria de los que dió fundamento á la causa de su origen, y esos de tan corta vecindad, que el de Moporo (que es el mayor de todos) me parece que tendría treinta casas el año de 686 que estuve en él: experiméntase en estos pueblos un raro efecto y singular transmutación que obra la naturaleza, pues todos los maderos sobre que fabrican las casas, como sean de una especie que llaman era, que es muy sólida y fuerte, toda aquella parte que cogió dentro del agua de la laguna, pasando algunos años se convierte en piedra, quedando lo demás en su ser primitivo de madera, manteniéndose unidas en un cuerpo tan distintas materias&lt;/p&gt;</text:p>
          </table:table-cell>
          <table:table-cell table:style-name="ce6" office:value-type="string" calcext:value-type="string">
            <text:p>jose_de_oviedo_y_banos_historia_de_la_conquista_y_poblacion_de_la_provincia_de_venezuela_tomo_1_MOREL.jpg</text:p>
          </table:table-cell>
          <table:table-cell table:number-columns-repeated="20" table:style-name="ce6" office:value-type="string" calcext:value-type="string">
            <text:p> </text:p>
          </table:table-cell>
          <table:table-cell table:style-name="ce6" office:value-type="float" office:value="1723" calcext:value-type="float">
            <text:p>1723</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41" calcext:value-type="float">
            <text:p>1941</text:p>
          </table:table-cell>
          <table:table-cell table:style-name="ce6" office:value-type="string" calcext:value-type="string">
            <text:p>de Humboldt , Alejandro;Bonpland , Aimé;Lisandro Alvarado</text:p>
          </table:table-cell>
          <table:table-cell table:style-name="ce6" office:value-type="string" calcext:value-type="string">
            <text:p>Viaje a las regiones equinocciales del nuevo continente, tomo II</text:p>
          </table:table-cell>
          <table:table-cell table:number-columns-repeated="4" table:style-name="ce6" office:value-type="string" calcext:value-type="string">
            <text:p> </text:p>
          </table:table-cell>
          <table:table-cell table:style-name="ce6" office:value-type="string" calcext:value-type="string">
            <text:p>https://ia801405.us.archive.org/15/items/alejandro-humbolt-viaje-a-las-regiones-equinocciales-tomo-2/Alejandro_Humbolt_viaje_a_las_regiones_equinocciales_tomo_2.pdf</text:p>
          </table:table-cell>
          <table:table-cell table:style-name="ce6" office:value-type="string" calcext:value-type="string">
            <text:p> </text:p>
          </table:table-cell>
          <table:table-cell table:style-name="ce6" office:value-type="float" office:value="1941" calcext:value-type="float">
            <text:p>1941</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s</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tos, en esa tierra agrietada, se levanta con lentitud otra ciudad. Las ruinas amontonadas, sepulcros de una numerosa población, ya son de nuevo morada de los hombres.&lt;/p&gt;</text:p>
          </table:table-cell>
          <table:table-cell table:style-name="ce6" office:value-type="string" calcext:value-type="string">
            <text:p>Alejandro_de_Humboldt-Viaje_regiones_equinocciales_2-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19" calcext:value-type="float">
            <text:p>1919</text:p>
          </table:table-cell>
          <table:table-cell table:style-name="ce6" office:value-type="string" calcext:value-type="string">
            <text:p>Díaz Rodríguez , Manuel</text:p>
          </table:table-cell>
          <table:table-cell table:style-name="ce6" office:value-type="string" calcext:value-type="string">
            <text:p>Ídolos rotos</text:p>
          </table:table-cell>
          <table:table-cell table:number-columns-repeated="4" table:style-name="ce6" office:value-type="string" calcext:value-type="string">
            <text:p> </text:p>
          </table:table-cell>
          <table:table-cell table:style-name="ce6" office:value-type="string" calcext:value-type="string">
            <text:p>https://ia601404.us.archive.org/2/items/idolos-rotos/Idolos%20rotos.pdf</text:p>
          </table:table-cell>
          <table:table-cell table:style-name="ce6" office:value-type="string" calcext:value-type="string">
            <text:p> </text:p>
          </table:table-cell>
          <table:table-cell table:style-name="ce6" office:value-type="float" office:value="1919" calcext:value-type="float">
            <text:p>1919</text:p>
          </table:table-cell>
          <table:table-cell table:number-columns-repeated="15" table:style-name="ce6" office:value-type="string" calcext:value-type="string">
            <text:p> </text:p>
          </table:table-cell>
          <table:table-cell table:style-name="ce6" office:value-type="string" calcext:value-type="string">
            <text:p>Madrid</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Hispánica</text:p>
          </table:table-cell>
          <table:table-cell table:style-name="ce6" office:value-type="string" calcext:value-type="string">
            <text:p>http://bibliotecadigitalhispanica.bne.es/</text:p>
          </table:table-cell>
          <table:table-cell table:style-name="ce6" office:value-type="string" calcext:value-type="string">
            <text:p>http://www.worldcat.org/oclc/9033933</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Sintiéndose iniciado por el Amor en los misterios de la Belleza, en sus amores buscó y halló Alberto el germen de su primera obra; de arte. La concepción original de su obra pasó á través de muchas metamorfosis amables antes de hacerse definitiva. Su primera idea fué la de representar, en una ó más figuras bellas, el ideal confusamente delineado de un amor futuro, libre y feliz, nacido lejos de toda sospecha, superior á toda liviandad y pequeñez, exento de mancha. De esa idea pasó á otra, que le pareció análoga, si no idéntica en el fondo: la de representar el amor antiguo, sano y alegre.&lt;/p&gt;</text:p>
          </table:table-cell>
          <table:table-cell table:style-name="ce6" office:value-type="string" calcext:value-type="string">
            <text:p>idolos_rotos_diaz_rodriguez_Morel.jpg</text:p>
          </table:table-cell>
          <table:table-cell table:number-columns-repeated="20" table:style-name="ce6" office:value-type="string" calcext:value-type="string">
            <text:p> </text:p>
          </table:table-cell>
          <table:table-cell table:style-name="ce6" office:value-type="float" office:value="1901" calcext:value-type="float">
            <text:p>1901</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28" calcext:value-type="float">
            <text:p>1928</text:p>
          </table:table-cell>
          <table:table-cell table:style-name="ce6" office:value-type="string" calcext:value-type="string">
            <text:p>de la Parra , Teresa</text:p>
          </table:table-cell>
          <table:table-cell table:style-name="ce6" office:value-type="string" calcext:value-type="string">
            <text:p>Ifigenia</text:p>
          </table:table-cell>
          <table:table-cell table:number-columns-repeated="4" table:style-name="ce6" office:value-type="string" calcext:value-type="string">
            <text:p> </text:p>
          </table:table-cell>
          <table:table-cell table:style-name="ce6" office:value-type="string" calcext:value-type="string">
            <text:p>https://ia601400.us.archive.org/22/items/ifigenia/ifigenia.pdf</text:p>
          </table:table-cell>
          <table:table-cell table:style-name="ce6" office:value-type="string" calcext:value-type="string">
            <text:p> </text:p>
          </table:table-cell>
          <table:table-cell table:style-name="ce6" office:value-type="float" office:value="1928" calcext:value-type="float">
            <text:p>1928</text:p>
          </table:table-cell>
          <table:table-cell table:number-columns-repeated="15" table:style-name="ce6" office:value-type="string" calcext:value-type="string">
            <text:p> </text:p>
          </table:table-cell>
          <table:table-cell table:style-name="ce6" office:value-type="string" calcext:value-type="string">
            <text:p>Parí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Ah! si yo fuera poeta, habría escrito ya, sin duda ninguna, el elogio del jabón, multiplicándose en espuma y en luminosas burbujas por obra y gracia de los activos nudillos de Gregoria. Y es que para mi gusto no hay ningún poema comparable a ese blanquísimo poema de la batea, que tan bien interpretan las viejas manos ya algo rígidas y temblorosas.&lt;/p&gt;</text:p>
          </table:table-cell>
          <table:table-cell table:style-name="ce6" office:value-type="string" calcext:value-type="string">
            <text:p>Ifigenia-teresa_de_la_parra-MOREL.jpg</text:p>
          </table:table-cell>
          <table:table-cell table:number-columns-repeated="20" table:style-name="ce6" office:value-type="string" calcext:value-type="string">
            <text:p> </text:p>
          </table:table-cell>
          <table:table-cell table:style-name="ce6" office:value-type="float" office:value="1924" calcext:value-type="float">
            <text:p>1924</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85" calcext:value-type="float">
            <text:p>1885</text:p>
          </table:table-cell>
          <table:table-cell table:style-name="ce6" office:value-type="string" calcext:value-type="string">
            <text:p>Zulima</text:p>
          </table:table-cell>
          <table:table-cell table:style-name="ce6" office:value-type="string" calcext:value-type="string">
            <text:p>María o el despotismo: drama en tres actos</text:p>
          </table:table-cell>
          <table:table-cell table:number-columns-repeated="4" table:style-name="ce6" office:value-type="string" calcext:value-type="string">
            <text:p> </text:p>
          </table:table-cell>
          <table:table-cell table:style-name="ce6" office:value-type="string" calcext:value-type="string">
            <text:p>https://archive.org/download/maraoeldespotism14318lpez/maraoeldespotism14318lpez.pdf</text:p>
          </table:table-cell>
          <table:table-cell table:style-name="ce6" office:value-type="string" calcext:value-type="string">
            <text:p> </text:p>
          </table:table-cell>
          <table:table-cell table:style-name="ce6" office:value-type="float" office:value="1885" calcext:value-type="float">
            <text:p>1885</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Universidad de North Carolina en Chapell Hill</text:p>
          </table:table-cell>
          <table:table-cell table:style-name="ce6" office:value-type="string" calcext:value-type="string">
            <text:p>https://archive.org/details/unclibraries</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Temeridades de los sublevados, que se les lia metido en la cabeza, arrojar de esta tierra, que ellos llaman suya, á los españoles que los han hecho lo que son, y que son sin disputa, dueños absolutos de este suelo, por derecho de conquista. -Errores y más errores. ¡Siempre errando! -¿Por qué errores, María? ¿Qué serían estos indios imbéciles si no hubieran sido conquistados y algo civilizados por los españoles? Bestias salvajes que vivirían sin Dios ni ley.&lt;/p&gt;</text:p>
          </table:table-cell>
          <table:table-cell table:style-name="ce6" office:value-type="string" calcext:value-type="string">
            <text:p>Zulima_Maria-o-el-despotismo-MOREL.jpg</text:p>
          </table:table-cell>
          <table:table-cell table:number-columns-repeated="20" table:style-name="ce6" office:value-type="string" calcext:value-type="string">
            <text:p> </text:p>
          </table:table-cell>
          <table:table-cell table:style-name="ce6" office:value-type="float" office:value="1885" calcext:value-type="float">
            <text:p>1885</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45" calcext:value-type="float">
            <text:p>1945</text:p>
          </table:table-cell>
          <table:table-cell table:style-name="ce6" office:value-type="string" calcext:value-type="string">
            <text:p>de la Parra , Teresa</text:p>
          </table:table-cell>
          <table:table-cell table:style-name="ce6" office:value-type="string" calcext:value-type="string">
            <text:p>Memorias de Mama Blanca</text:p>
          </table:table-cell>
          <table:table-cell table:number-columns-repeated="4" table:style-name="ce6" office:value-type="string" calcext:value-type="string">
            <text:p> </text:p>
          </table:table-cell>
          <table:table-cell table:style-name="ce6" office:value-type="string" calcext:value-type="string">
            <text:p>https://ia601403.us.archive.org/17/items/memorias_de_mama_blanca_teresa_de_la_parra/memorias_de_mama_blanca_teresa_de_la_parra.pdf</text:p>
          </table:table-cell>
          <table:table-cell table:style-name="ce6" office:value-type="string" calcext:value-type="string">
            <text:p> </text:p>
          </table:table-cell>
          <table:table-cell table:style-name="ce6" office:value-type="float" office:value="1945" calcext:value-type="float">
            <text:p>1945</text:p>
          </table:table-cell>
          <table:table-cell table:number-columns-repeated="15" table:style-name="ce6" office:value-type="string" calcext:value-type="string">
            <text:p> </text:p>
          </table:table-cell>
          <table:table-cell table:style-name="ce6" office:value-type="string" calcext:value-type="string">
            <text:p>Buenos Aire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Los achaques de su piano, cuyas cuerdas gastadas se resistían de tiempo en tiempo a sonar como es debido, la hacían sonreír con indulgencia en atención a tan larga fi­delidad herida por fin de decadencia. Sus propias deficien­cias la llenaban de un suave desencanto que florecía en consejos si, dado el caso, yo me hallaba sentada a su lado. En tal circunstancia, cesaba la pieza comenzada, se quitaba los anteojos, apoyaba los codos en el teclado, cruzaba sus manos salpicadas por las manchas del tiempo y me decía en voz de confidencia, señalando con los ojos el nombre del compositor, en el libro abierto sobre el piano:&lt;/p&gt;</text:p>
          </table:table-cell>
          <table:table-cell table:style-name="ce6" office:value-type="string" calcext:value-type="string">
            <text:p>memorias_de_mama_blanca-teresa_de_la_parra-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81" calcext:value-type="float">
            <text:p>1881</text:p>
          </table:table-cell>
          <table:table-cell table:style-name="ce6" office:value-type="string" calcext:value-type="string">
            <text:p>Blanco , Eduardo</text:p>
          </table:table-cell>
          <table:table-cell table:style-name="ce6" office:value-type="string" calcext:value-type="string">
            <text:p>Venezuela heroica</text:p>
          </table:table-cell>
          <table:table-cell table:number-columns-repeated="4" table:style-name="ce6" office:value-type="string" calcext:value-type="string">
            <text:p> </text:p>
          </table:table-cell>
          <table:table-cell table:style-name="ce6" office:value-type="string" calcext:value-type="string">
            <text:p>https://ia601500.us.archive.org/4/items/venezuela-heroica-eduardo-blanco/Venezuela%20heroica%20-%20Eduardo%20Blanco.pdf</text:p>
          </table:table-cell>
          <table:table-cell table:style-name="ce6" office:value-type="string" calcext:value-type="string">
            <text:p> </text:p>
          </table:table-cell>
          <table:table-cell table:style-name="ce6" office:value-type="float" office:value="1881" calcext:value-type="float">
            <text:p>1881</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Canadian Libraries</text:p>
          </table:table-cell>
          <table:table-cell table:style-name="ce6" office:value-type="string" calcext:value-type="string">
            <text:p>https://archive.org/details/toronto</text:p>
          </table:table-cell>
          <table:table-cell table:style-name="ce6" office:value-type="string" calcext:value-type="string">
            <text:p>http://www.worldcat.org/oclc/1102082889</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Cunde el terror en todos los corazones. Mina la desconfianza el entusiasmo del soldado. Caracas se estremece de espanto, como si ya golpearan á sus puertas las huestes del feroz asturiano. Decae la fe en los más alentados. Una parálisis violenta producida por el terror amenaza anonadar al patriotismo. Cual si uno de los gigantes de la andina cordillera hubiese vomitado improviso una tempestad de lavas y escorias capaces de soterrar el continente americano, todo tiembla y todo se derrumba.&lt;/p&gt;&lt;p&gt;Sólo Bolívar no se conmueve; superior á las veleidades de la fortuna, para su alma no hay contrariedad, ni sacrificio, ni prueba desastrosa que la avasalle ni la postre.&lt;/p&gt;</text:p>
          </table:table-cell>
          <table:table-cell table:style-name="ce6" office:value-type="string" calcext:value-type="string">
            <text:p>Venezuela_heroica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92" calcext:value-type="float">
            <text:p>1892</text:p>
          </table:table-cell>
          <table:table-cell table:style-name="ce6" office:value-type="string" calcext:value-type="string">
            <text:p>Febres Cordero , Tulio</text:p>
          </table:table-cell>
          <table:table-cell table:style-name="ce6" office:value-type="string" calcext:value-type="string">
            <text:p>El nombre de América</text:p>
          </table:table-cell>
          <table:table-cell table:number-columns-repeated="4" table:style-name="ce6" office:value-type="string" calcext:value-type="string">
            <text:p> </text:p>
          </table:table-cell>
          <table:table-cell table:style-name="ce6" office:value-type="string" calcext:value-type="string">
            <text:p>https://ia601506.us.archive.org/23/items/el_nombre_de_america_/el_nombre_de_america_.pdf</text:p>
          </table:table-cell>
          <table:table-cell table:style-name="ce6" office:value-type="string" calcext:value-type="string">
            <text:p> </text:p>
          </table:table-cell>
          <table:table-cell table:style-name="ce6" office:value-type="float" office:value="1892" calcext:value-type="float">
            <text:p>1892</text:p>
          </table:table-cell>
          <table:table-cell table:number-columns-repeated="15" table:style-name="ce6" office:value-type="string" calcext:value-type="string">
            <text:p> </text:p>
          </table:table-cell>
          <table:table-cell table:style-name="ce6" office:value-type="string" calcext:value-type="string">
            <text:p>Mérida, Venezuela</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s</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No hallará hoy la Historia quien, rompiendo de igual suerte contra una costumbre de cua­tro siglos, corrija las cartas geográficas del nuevo hemisferio, donde, según el sentir unánime de las gentes, en vez de A mérica debe leerse Colombia ó Colónida , en ho­nor del inmortal Colón? La conmemoración del cuarto centena­rio del descubrimiento de América es la ocasión más propicia para reparar esta in­justicia lamentada por los historiadores. Humildes obreros de la prensa, hemos trabajado constantemente desde 1884 por ver de popularizar la idea.&lt;/p&gt;</text:p>
          </table:table-cell>
          <table:table-cell table:style-name="ce6" office:value-type="string" calcext:value-type="string">
            <text:p>Tulio_Febres_Cordero-El_nombre_de_America-MOREL.jpg</text:p>
          </table:table-cell>
          <table:table-cell table:number-columns-repeated="20" table:style-name="ce6" office:value-type="string" calcext:value-type="string">
            <text:p> </text:p>
          </table:table-cell>
          <table:table-cell table:style-name="ce6" office:value-type="float" office:value="1892" calcext:value-type="float">
            <text:p>1892</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81" calcext:value-type="float">
            <text:p>1881</text:p>
          </table:table-cell>
          <table:table-cell table:style-name="ce6" office:value-type="string" calcext:value-type="string">
            <text:p>Bello , Andrés</text:p>
          </table:table-cell>
          <table:table-cell table:style-name="ce6" office:value-type="string" calcext:value-type="string">
            <text:p>Obras completas I: filosofía del entendimiento</text:p>
          </table:table-cell>
          <table:table-cell table:number-columns-repeated="4" table:style-name="ce6" office:value-type="string" calcext:value-type="string">
            <text:p> </text:p>
          </table:table-cell>
          <table:table-cell table:style-name="ce6" office:value-type="string" calcext:value-type="string">
            <text:p>https://ia601506.us.archive.org/4/items/andres-bello-filosofia-del-emtendimiento-tomo-1-morel/Andres_Bello_Filosofia_del_Emtendimiento_Tomo_1-MOREL.pdf</text:p>
          </table:table-cell>
          <table:table-cell table:style-name="ce6" office:value-type="string" calcext:value-type="string">
            <text:p> </text:p>
          </table:table-cell>
          <table:table-cell table:style-name="ce6" office:value-type="float" office:value="1881" calcext:value-type="float">
            <text:p>1881</text:p>
          </table:table-cell>
          <table:table-cell table:number-columns-repeated="15" table:style-name="ce6" office:value-type="string" calcext:value-type="string">
            <text:p> </text:p>
          </table:table-cell>
          <table:table-cell table:style-name="ce6" office:value-type="string" calcext:value-type="string">
            <text:p>Santiago de Chile</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Virtual Miguel de Cervantes</text:p>
          </table:table-cell>
          <table:table-cell table:style-name="ce6" office:value-type="string" calcext:value-type="string">
            <text:p>http://www.cervantesvirtual.com</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Que los brutos sienten i comparan sus sensaciones, es absolutamente fuera de duda. Tienen por consiguiente alma; i esa alma es en ellos, como en el hombre, una sustancia simple, inextensa, incorpórea. Ni esto se opone a que el alma humana i la de los brutos sean de diversa naturaleza, porque no hai razón alguna para negar que Dios haya creado diferentísimas especies de sustancias inmateriales con facultades mas o menos elevadas i con diferentes destinos futuros.&lt;/p&gt;</text:p>
          </table:table-cell>
          <table:table-cell table:style-name="ce6" office:value-type="string" calcext:value-type="string">
            <text:p>Andrés_Bello-obras_completas_tomo_1_filosodia-MOREL.jpg</text:p>
          </table:table-cell>
          <table:table-cell table:number-columns-repeated="20" table:style-name="ce6" office:value-type="string" calcext:value-type="string">
            <text:p> </text:p>
          </table:table-cell>
          <table:table-cell table:style-name="ce6" office:value-type="float" office:value="1881" calcext:value-type="float">
            <text:p>1881</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881" calcext:value-type="float">
            <text:p>1881</text:p>
          </table:table-cell>
          <table:table-cell table:style-name="ce6" office:value-type="string" calcext:value-type="string">
            <text:p>Bello , Andrés</text:p>
          </table:table-cell>
          <table:table-cell table:style-name="ce6" office:value-type="string" calcext:value-type="string">
            <text:p>Obras Completas II, Poema del Cid</text:p>
          </table:table-cell>
          <table:table-cell table:number-columns-repeated="4" table:style-name="ce6" office:value-type="string" calcext:value-type="string">
            <text:p> </text:p>
          </table:table-cell>
          <table:table-cell table:style-name="ce6" office:value-type="string" calcext:value-type="string">
            <text:p>https://ia601509.us.archive.org/35/items/obras-completas-de-don-andres-bello/Obras%20completas%20de%20don%20Andr%C3%A9s%20Bello.pdf</text:p>
          </table:table-cell>
          <table:table-cell table:style-name="ce6" office:value-type="string" calcext:value-type="string">
            <text:p> </text:p>
          </table:table-cell>
          <table:table-cell table:style-name="ce6" office:value-type="float" office:value="1881" calcext:value-type="float">
            <text:p>1881</text:p>
          </table:table-cell>
          <table:table-cell table:number-columns-repeated="15" table:style-name="ce6" office:value-type="string" calcext:value-type="string">
            <text:p> </text:p>
          </table:table-cell>
          <table:table-cell table:style-name="ce6" office:value-type="string" calcext:value-type="string">
            <text:p>Santiago de Chile</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European Libraries</text:p>
          </table:table-cell>
          <table:table-cell table:style-name="ce6" office:value-type="string" calcext:value-type="string">
            <text:p>https://archive.org/details/europeanlibraries</text:p>
          </table:table-cell>
          <table:table-cell table:style-name="ce6" office:value-type="string" calcext:value-type="string">
            <text:p>http://www.worldcat.org/oclc/488513072</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La Crónica llama a Muño Gustioz, sobrino del Cid; pero es reparable que haciéndose tanta mención de este caballero en el Poema, en ninguna parte se lo califique de tal, como tampoco a Martin Antulinez. Criados de un señor se llamaban los hombres principales que le debían su educación i sus aumentos, i en este caso se hallaba Muño Gustioz respecto del Cid, como se dice mas expresamente en los versos 2950 i 2951. De este caballero hai mucha memoria en las escrituras hasta el año 1119.&lt;/p&gt;</text:p>
          </table:table-cell>
          <table:table-cell table:style-name="ce6" office:value-type="string" calcext:value-type="string">
            <text:p>Obras_completas_dos_Andres_Bello.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11" calcext:value-type="float">
            <text:p>1911</text:p>
          </table:table-cell>
          <table:table-cell table:style-name="ce6" office:value-type="string" calcext:value-type="string">
            <text:p>Arismendi Brito , Pedro</text:p>
          </table:table-cell>
          <table:table-cell table:style-name="ce6" office:value-type="string" calcext:value-type="string">
            <text:p>Versos, apenas versos</text:p>
          </table:table-cell>
          <table:table-cell table:number-columns-repeated="4" table:style-name="ce6" office:value-type="string" calcext:value-type="string">
            <text:p> </text:p>
          </table:table-cell>
          <table:table-cell table:style-name="ce6" office:value-type="string" calcext:value-type="string">
            <text:p>https://ia601407.us.archive.org/5/items/versos-apenas-versos/Versos%2C%20apenas%20versos.pdf</text:p>
          </table:table-cell>
          <table:table-cell table:style-name="ce6" office:value-type="string" calcext:value-type="string">
            <text:p> </text:p>
          </table:table-cell>
          <table:table-cell table:style-name="ce6" office:value-type="float" office:value="1911" calcext:value-type="float">
            <text:p>1911</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American Libraries</text:p>
          </table:table-cell>
          <table:table-cell table:style-name="ce6" office:value-type="string" calcext:value-type="string">
            <text:p>https://archive.org/details/americana</text:p>
          </table:table-cell>
          <table:table-cell table:style-name="ce6" office:value-type="string" calcext:value-type="string">
            <text:p>http://www.worldcat.org/oclc/19676750</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Cuando, ya indigno de la empírea gracia,&lt;/p&gt;&lt;p&gt;Arrojado fué Adán del Paraíso,&lt;/p&gt;&lt;p&gt;En Eva la ocasión de su desgracia&lt;/p&gt;&lt;p&gt;Viendo, quejoso abandonarla quiso.&lt;/p&gt;&lt;p&gt;Pero los ojos plácidos de ella,&lt;/p&gt;&lt;p&gt;Flores de luz, vertieron suplicantes&lt;/p&gt;&lt;p&gt;Efluvios de ternura á tal querella&lt;/p&gt;&lt;p&gt;Y prendiéronse limpios dos brillantes.&lt;/p&gt;&lt;p&gt;Perlas de tanto precio no atesora&lt;/p&gt;&lt;p&gt;En la nacárea concha el mar de Oriente,&lt;/p&gt;&lt;p&gt;Ni con más gracia el llanto de la aurora&lt;/p&gt;&lt;p&gt;Presenta fresco lirio al sol naciente.&lt;/p&gt;&lt;p&gt;Al ver Adán en los turbados ojos&lt;/p&gt;&lt;p&gt;Las joyas con que el cielo orna á las flores,&lt;/p&gt;&lt;p&gt;Bendiciendo su culpa cae de hinojos,&lt;/p&gt;&lt;p&gt;Ya resignado á todos los dolores.&lt;/p&gt;</text:p>
          </table:table-cell>
          <table:table-cell table:style-name="ce6" office:value-type="string" calcext:value-type="string">
            <text:p>pedro_arismendi_versos_apenas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2008" calcext:value-type="float">
            <text:p>2008</text:p>
          </table:table-cell>
          <table:table-cell table:style-name="ce6" office:value-type="string" calcext:value-type="string">
            <text:p>José de Sucre , Antonio</text:p>
          </table:table-cell>
          <table:table-cell table:style-name="ce6" office:value-type="string" calcext:value-type="string">
            <text:p>De mi propia mano</text:p>
          </table:table-cell>
          <table:table-cell table:number-columns-repeated="4" table:style-name="ce6" office:value-type="string" calcext:value-type="string">
            <text:p> </text:p>
          </table:table-cell>
          <table:table-cell table:style-name="ce6" office:value-type="string" calcext:value-type="string">
            <text:p>https://ia601509.us.archive.org/16/items/de-mi-propia-mano/De_mi_propia_mano.pdf</text:p>
          </table:table-cell>
          <table:table-cell table:style-name="ce6" office:value-type="string" calcext:value-type="string">
            <text:p> </text:p>
          </table:table-cell>
          <table:table-cell table:style-name="ce6" office:value-type="float" office:value="2008" calcext:value-type="float">
            <text:p>2008</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Consejo Latinoamericano de Ciencias Sociales</text:p>
          </table:table-cell>
          <table:table-cell table:style-name="ce6" office:value-type="string" calcext:value-type="string">
            <text:p>https://www.clacso.org.ar/biblioteca_ayacucho/</text:p>
          </table:table-cell>
          <table:table-cell table:style-name="ce6" office:value-type="string" calcext:value-type="string">
            <text:p>http://www.worldcat.org/oclc/759475450</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Caracas”! Guirnalda de reliquias beneméritas (de otros cuerpos que forman ese) que recordáis tantas victorias cuantas cicatrices adornan el pecho de vuestros veteranos. Ayer asombrasteis al remoto atlántico en Maracaibo y coro; hoy los andes del Perú se humillarán a vuestra intrepidez. Vuestro nombre os manda a todos ser héroes. Es el de la patria del libertador, el de la ciudad sagrada que marcha con él al frente de la américa. ¡Viva el libertador! ¡Viva la cuna de la libertad!&lt;/p&gt;</text:p>
          </table:table-cell>
          <table:table-cell table:style-name="ce6" office:value-type="string" calcext:value-type="string">
            <text:p>antonio_sucre_propia_mano.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2019" calcext:value-type="float">
            <text:p>2019</text:p>
          </table:table-cell>
          <table:table-cell table:style-name="ce6" office:value-type="string" calcext:value-type="string">
            <text:p>Picón Febres Cordero , Gonzalo</text:p>
          </table:table-cell>
          <table:table-cell table:style-name="ce6" office:value-type="string" calcext:value-type="string">
            <text:p>Don Simón Rodríguez, Maestro del Libertador</text:p>
          </table:table-cell>
          <table:table-cell table:number-columns-repeated="4" table:style-name="ce6" office:value-type="string" calcext:value-type="string">
            <text:p> </text:p>
          </table:table-cell>
          <table:table-cell table:style-name="ce6" office:value-type="string" calcext:value-type="string">
            <text:p>https://ia601400.us.archive.org/28/items/don-simon-rodriguez-gonzalo-picon-febres-cordero/Don%20Sim%C3%B3n%20Rodriguez%20-%20Gonzalo%20Pic%C3%B3n%20Febres%20Cordero.pdf</text:p>
          </table:table-cell>
          <table:table-cell table:style-name="ce6" office:value-type="string" calcext:value-type="string">
            <text:p> </text:p>
          </table:table-cell>
          <table:table-cell table:style-name="ce6" office:value-type="float" office:value="2019" calcext:value-type="float">
            <text:p>2019</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Fundación Editorial El perro y la rana</text:p>
          </table:table-cell>
          <table:table-cell table:style-name="ce6" office:value-type="string" calcext:value-type="string">
            <text:p>http://www.elperroylarana.gob.ve/</text:p>
          </table:table-cell>
          <table:table-cell table:style-name="ce6" office:value-type="string" calcext:value-type="string">
            <text:p>http://www.worldcat.org/oclc/253220335</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Era Robinson hombre superior, por ello es por lo que merece consideraciones altas, elogios y respeto en nuestra historia intelectual hispanoamericana. Los civilizadores, cualquiera que sea su procedencia y a pesar de sus defectos, son acreedores no a la burla y al desdén, sino al ferviente homenaje de los hombres, porque su obra es de belleza, de bondad, de infinita abnegación y de heroísmo. ¿Que don Simón fue extravagante? Generalmente lo son todos los hombres de superior entendimiento y de conciencia honrada y pura.&lt;/p&gt;</text:p>
          </table:table-cell>
          <table:table-cell table:style-name="ce6" office:value-type="string" calcext:value-type="string">
            <text:p>Simón_Rodriguez_Gonzalo_Picón_Febres.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07" calcext:value-type="float">
            <text:p>1907</text:p>
          </table:table-cell>
          <table:table-cell table:style-name="ce6" office:value-type="string" calcext:value-type="string">
            <text:p>Zulima</text:p>
          </table:table-cell>
          <table:table-cell table:style-name="ce6" office:value-type="string" calcext:value-type="string">
            <text:p>Los sueños de Zulima</text:p>
          </table:table-cell>
          <table:table-cell table:number-columns-repeated="4" table:style-name="ce6" office:value-type="string" calcext:value-type="string">
            <text:p> </text:p>
          </table:table-cell>
          <table:table-cell table:style-name="ce6" office:value-type="string" calcext:value-type="string">
            <text:p>https://ia601502.us.archive.org/19/items/los-suenos-de-zulima/Los%20suen%CC%83os%20de%20Zulima.pdf</text:p>
          </table:table-cell>
          <table:table-cell table:style-name="ce6" office:value-type="string" calcext:value-type="string">
            <text:p> </text:p>
          </table:table-cell>
          <table:table-cell table:style-name="ce6" office:value-type="float" office:value="1907" calcext:value-type="float">
            <text:p>1907</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University of North Carolina at Chapel Hill</text:p>
          </table:table-cell>
          <table:table-cell table:style-name="ce6" office:value-type="string" calcext:value-type="string">
            <text:p>https://archive.org/details/unclibraries</text:p>
          </table:table-cell>
          <table:table-cell table:style-name="ce6" office:value-type="string" calcext:value-type="string">
            <text:p>http://www.worldcat.org/oclc/1037870138</text:p>
          </table:table-cell>
          <table:table-cell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Y es natural, mi vida se desliza&lt;/p&gt;&lt;p&gt;solitaria, abatida y silenciosa,&lt;/p&gt;&lt;p&gt;llena el alma de tétricos recuerdos&lt;/p&gt;&lt;p&gt;sintiendo siempre espina dolorosa.&lt;/p&gt;&lt;p&gt;Viendo grabadas en mi abatida mente&lt;/p&gt;&lt;p&gt;crueles fantasmas que á mi alma abruma,&lt;/p&gt;&lt;p&gt;que pasan por mi vista, una tras otra,&lt;/p&gt;&lt;p&gt;y se deshacen cual mentida bruma.&lt;/p&gt;&lt;p&gt;Diez y siete hijos me diste y me quitaste;&lt;/p&gt;&lt;p&gt;yo te pido Señor, me des valor;&lt;/p&gt;&lt;p&gt;yo te pido des calma á mi amargura,&lt;/p&gt;&lt;p&gt;yo te pido mitigues mi dolor.&lt;/p&gt;</text:p>
          </table:table-cell>
          <table:table-cell table:style-name="ce6" office:value-type="string" calcext:value-type="string">
            <text:p>sueños_de_zulima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25" calcext:value-type="float">
            <text:p>1925</text:p>
          </table:table-cell>
          <table:table-cell table:style-name="ce6" office:value-type="string" calcext:value-type="string">
            <text:p>Antonio Ramos Sucre , José</text:p>
          </table:table-cell>
          <table:table-cell table:style-name="ce6" office:value-type="string" calcext:value-type="string">
            <text:p>La torre de timón</text:p>
          </table:table-cell>
          <table:table-cell table:number-columns-repeated="4" table:style-name="ce6" office:value-type="string" calcext:value-type="string">
            <text:p> </text:p>
          </table:table-cell>
          <table:table-cell table:style-name="ce6" office:value-type="string" calcext:value-type="string">
            <text:p>https://ia601507.us.archive.org/14/items/latorredetimn-textoimpreso/LatorredetimnTextoimpreso.pdf</text:p>
          </table:table-cell>
          <table:table-cell table:style-name="ce6" office:value-type="string" calcext:value-type="string">
            <text:p> </text:p>
          </table:table-cell>
          <table:table-cell table:style-name="ce6" office:value-type="float" office:value="1925" calcext:value-type="float">
            <text:p>1925</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Hispánica</text:p>
          </table:table-cell>
          <table:table-cell table:style-name="ce6" office:value-type="string" calcext:value-type="string">
            <text:p>http://www.bne.es/es/Catalogos/BibliotecaDigitalHispanica/Inicio/index.html</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Al encontrarte, quedaremos unidos por el convencimiento de nuestro destierro en la ciudad moderna que se atormenta con el afán del oro. Ese día, demasiado tarde, el último de mi juventud, en que despertarán, como fantasmas, recuerdos semimuertos al formar el invierno la mortaja de la tierra, será el primero de nuestro amor infinito y estéril. Unidos en un mismo ensueño, huiremos del mundo, cada día más bárbaro y avaro. Huiremos en un vuelo, porque nuestras vidas terminarán sin huellas, de tal modo que éste será el epitafio de nuestro idilio y de nuestra existencia: pasaron como sonámbulos sobre la tierra maldita.&lt;/p&gt;</text:p>
          </table:table-cell>
          <table:table-cell table:style-name="ce6" office:value-type="string" calcext:value-type="string">
            <text:p>jose_antonio_ramos_sucre_la_torre_de_timon-MOREL.jpg</text:p>
          </table:table-cell>
          <table:table-cell table:number-columns-repeated="20" table:style-name="ce6" office:value-type="string" calcext:value-type="string">
            <text:p> </text:p>
          </table:table-cell>
          <table:table-cell table:style-name="ce6" office:value-type="float" office:value="1925" calcext:value-type="float">
            <text:p>1925</text:p>
          </table:table-cell>
          <table:table-cell table:number-columns-repeated="28"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41" calcext:value-type="float">
            <text:p>1941</text:p>
          </table:table-cell>
          <table:table-cell table:style-name="ce6" office:value-type="string" calcext:value-type="string">
            <text:p>de Humboldt , Alejandro;Bonpland , Aimé;Lisandro Alvarado</text:p>
          </table:table-cell>
          <table:table-cell table:style-name="ce6" office:value-type="string" calcext:value-type="string">
            <text:p>Viaje a las regiones equinocciales del nuevo continente, tomo III</text:p>
          </table:table-cell>
          <table:table-cell table:number-columns-repeated="4" table:style-name="ce6" office:value-type="string" calcext:value-type="string">
            <text:p> </text:p>
          </table:table-cell>
          <table:table-cell table:style-name="ce6" office:value-type="string" calcext:value-type="string">
            <text:p>https://ia601400.us.archive.org/16/items/alejandro-humbolt-viaje-a-las-regiones-equinocciales-tomo-3/Alejandro_Humbolt_viaje_a_las_regiones_equinocciales_tomo_3.pdf</text:p>
          </table:table-cell>
          <table:table-cell table:style-name="ce6" office:value-type="string" calcext:value-type="string">
            <text:p> </text:p>
          </table:table-cell>
          <table:table-cell table:style-name="ce6" office:value-type="float" office:value="1941" calcext:value-type="float">
            <text:p>1941</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s</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 tos, en esa tierra agrietada, se levanta con lentitud otraciudad. Las ruinas amontonadas, sepulcros de una nu­merosa población, ya son de nuevo morada de los hombres.&lt;/p&gt;</text:p>
          </table:table-cell>
          <table:table-cell table:style-name="ce6" office:value-type="string" calcext:value-type="string">
            <text:p>Alejandro_de_Humboldt-Viaje_regiones_equinocciales-3_MOREL.jpg</text:p>
          </table:table-cell>
          <table:table-cell table:number-columns-repeated="49" table:style-name="ce6" office:value-type="string" calcext:value-type="string">
            <text:p> </text:p>
          </table:table-cell>
        </table:table-row>
        <table:table-row table:style-name="ro2">
          <table:table-cell table:style-name="ce6" office:value-type="string" calcext:value-type="string">
            <text:p> </text:p>
          </table:table-cell>
          <table:table-cell table:style-name="ce6" office:value-type="string" calcext:value-type="string">
            <text:p>book</text:p>
          </table:table-cell>
          <table:table-cell table:style-name="ce6" office:value-type="float" office:value="1941" calcext:value-type="float">
            <text:p>1941</text:p>
          </table:table-cell>
          <table:table-cell table:style-name="ce6" office:value-type="string" calcext:value-type="string">
            <text:p>de Humboldt , Alejandro;Bonpland , Aimé;Lisandro Alvarado</text:p>
          </table:table-cell>
          <table:table-cell table:style-name="ce6" office:value-type="string" calcext:value-type="string">
            <text:p>Viaje a las regiones equinocciales del nuevo continente, tomo III</text:p>
          </table:table-cell>
          <table:table-cell table:number-columns-repeated="4" table:style-name="ce6" office:value-type="string" calcext:value-type="string">
            <text:p> </text:p>
          </table:table-cell>
          <table:table-cell table:style-name="ce6" office:value-type="string" calcext:value-type="string">
            <text:p>https://ia601400.us.archive.org/16/items/alejandro-humbolt-viaje-a-las-regiones-equinocciales-tomo-3/Alejandro_Humbolt_viaje_a_las_regiones_equinocciales_tomo_3.pdf</text:p>
          </table:table-cell>
          <table:table-cell table:style-name="ce6" office:value-type="string" calcext:value-type="string">
            <text:p> </text:p>
          </table:table-cell>
          <table:table-cell table:style-name="ce6" office:value-type="float" office:value="1941" calcext:value-type="float">
            <text:p>1941</text:p>
          </table:table-cell>
          <table:table-cell table:number-columns-repeated="15" table:style-name="ce6" office:value-type="string" calcext:value-type="string">
            <text:p> </text:p>
          </table:table-cell>
          <table:table-cell table:style-name="ce6" office:value-type="string" calcext:value-type="string">
            <text:p>Caracas</text:p>
          </table:table-cell>
          <table:table-cell table:style-name="ce6" office:value-type="string" calcext:value-type="string">
            <text:p>es</text:p>
          </table:table-cell>
          <table:table-cell table:number-columns-repeated="2" table:style-name="ce6" office:value-type="string" calcext:value-type="string">
            <text:p> </text:p>
          </table:table-cell>
          <table:table-cell table:style-name="ce6" office:value-type="string" calcext:value-type="string">
            <text:p>Biblioteca Digital César Rengifo</text:p>
          </table:table-cell>
          <table:table-cell table:style-name="ce6" office:value-type="string" calcext:value-type="string">
            <text:p>http://bibliotecadigital.bnv.gob.ve/s</text:p>
          </table:table-cell>
          <table:table-cell table:number-columns-repeated="2" table:style-name="ce6" office:value-type="string" calcext:value-type="string">
            <text:p> </text:p>
          </table:table-cell>
          <table:table-cell table:style-name="ce6" office:value-type="string" calcext:value-type="string">
            <text:p>{ “book” : {“genre”: “”}, “author”: {“country”: “Venezuela”} }</text:p>
          </table:table-cell>
          <table:table-cell table:style-name="ce6" office:value-type="string" calcext:value-type="string">
            <text:p>&lt;p&gt;Partimos de Caracas el 7 de febrero, con la fresca de la tarde, para emprender nuestro viaje al Orinoco. El recuerdo de esta partida es hoy para nosotros más dolo­roso de lo que fué hace algunos años. Nuestros amigos han perecido en las sangrientas revoluciones que a su vez han concedido o arrebatado la libertad a estas apartadas regiones. La casa que hemos habitado ya no es sino un montón de escombros. Pavorosos temblores de tierra han cambiado la superficie del suelo. La ciu­dad que describí ha desaparecido. En sus propios asien­ tos, en esa tierra agrietada, se levanta con lentitud otraciudad. Las ruinas amontonadas, sepulcros de una nu­merosa población, ya son de nuevo morada de los hombres.&lt;/p&gt;</text:p>
          </table:table-cell>
          <table:table-cell table:style-name="ce6" office:value-type="string" calcext:value-type="string">
            <text:p>Alejandro_de_Humboldt-Viaje_regiones_equinocciales-3_MOREL.jpg</text:p>
          </table:table-cell>
          <table:table-cell table:number-columns-repeated="49" table:style-name="ce6" office:value-type="string" calcext:value-type="string">
            <text:p> </text:p>
          </table:table-cell>
        </table:table-row>
        <table:table-row table:style-name="ro2" table:number-rows-repeated="1048543">
          <table:table-cell table:number-columns-repeated="87"/>
        </table:table-row>
        <table:table-row table:style-name="ro2">
          <table:table-cell table:number-columns-repeated="8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A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6">00/00/0000</text:date>, <text:time style:data-style-name="N2" text:time-value="10:39:56.979959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5T15:27:10.926175800</meta:creation-date>
    <dc:date>2026-01-16T10:40:39.133610700</dc:date>
    <meta:editing-duration>PT35M56S</meta:editing-duration>
    <meta:editing-cycles>4</meta:editing-cycles>
    <meta:generator>LibreOffice/25.2.7.2$Windows_X86_64 LibreOffice_project/5cbfd1ab6520636bb5f7b99185aa69bd7456825d</meta:generator>
    <meta:document-statistic meta:table-count="2" meta:cell-count="5481" meta:object-count="0"/>
  </office:meta>
</office:document-meta>
</file>